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5" calcext:value-type="float">
            <text:p>9.205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6" calcext:value-type="float">
            <text:p>9.160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18" calcext:value-type="float">
            <text:p>3.180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201" calcext:value-type="float">
            <text:p>3.201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18" calcext:value-type="float">
            <text:p>3.180E-04</text:p>
          </table:table-cell>
          <table:table-cell table:number-columns-repeated="2"/>
          <table:table-cell office:value-type="float" office:value="0.00008711" calcext:value-type="float">
            <text:p>8.711E-05</text:p>
          </table:table-cell>
          <table:table-cell office:value-type="float" office:value="0.00006222" calcext:value-type="float">
            <text:p>6.222E-05</text:p>
          </table:table-cell>
          <table:table-cell office:value-type="float" office:value="0.4752" calcext:value-type="float">
            <text:p>4.752E-01</text:p>
          </table:table-cell>
          <table:table-cell office:value-type="float" office:value="0.03802" calcext:value-type="float">
            <text:p>3.802E-02</text:p>
          </table:table-cell>
          <table:table-cell office:value-type="float" office:value="0.0001072" calcext:value-type="float">
            <text:p>1.072E-04</text:p>
          </table:table-cell>
          <table:table-cell office:value-type="float" office:value="0.2305" calcext:value-type="float">
            <text:p>2.305E-01</text:p>
          </table:table-cell>
          <table:table-cell office:value-type="float" office:value="0.5837" calcext:value-type="float">
            <text:p>5.837E-01</text:p>
          </table:table-cell>
          <table:table-cell office:value-type="float" office:value="1.273E+053" calcext:value-type="float">
            <text:p>1.273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71" calcext:value-type="float">
            <text:p>9.671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5" calcext:value-type="float">
            <text:p>1.055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2" calcext:value-type="float">
            <text:p>1.200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208" calcext:value-type="float">
            <text:p>1.208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2" calcext:value-type="float">
            <text:p>1.200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31" calcext:value-type="float">
            <text:p>5.731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7" calcext:value-type="float">
            <text:p>1.627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439" calcext:value-type="float">
            <text:p>1.439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447" calcext:value-type="float">
            <text:p>1.447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439" calcext:value-type="float">
            <text:p>1.439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1" calcext:value-type="float">
            <text:p>1.091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6" calcext:value-type="float">
            <text:p>2.716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275" calcext:value-type="float">
            <text:p>4.275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295" calcext:value-type="float">
            <text:p>4.295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275" calcext:value-type="float">
            <text:p>4.275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2" calcext:value-type="float">
            <text:p>1.212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7" calcext:value-type="float">
            <text:p>3.927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7236" calcext:value-type="float">
            <text:p>7.236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7261" calcext:value-type="float">
            <text:p>7.261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7236" calcext:value-type="float">
            <text:p>7.236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4" calcext:value-type="float">
            <text:p>5.040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9153" calcext:value-type="float">
            <text:p>9.153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9174" calcext:value-type="float">
            <text:p>9.174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9153" calcext:value-type="float">
            <text:p>9.153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6" calcext:value-type="float">
            <text:p>1.346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8" calcext:value-type="float">
            <text:p>5.178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308" calcext:value-type="float">
            <text:p>1.308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31" calcext:value-type="float">
            <text:p>1.310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308" calcext:value-type="float">
            <text:p>1.308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799" calcext:value-type="float">
            <text:p>3.799E-02</text:p>
          </table:table-cell>
          <table:table-cell office:value-type="float" office:value="0.07994" calcext:value-type="float">
            <text:p>7.994E-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82" calcext:value-type="float">
            <text:p>5.982E-01</text:p>
          </table:table-cell>
          <table:table-cell office:value-type="float" office:value="0.000009125" calcext:value-type="float">
            <text:p>9.125E-06</text:p>
          </table:table-cell>
          <table:table-cell office:value-type="float" office:value="0.08512" calcext:value-type="float">
            <text:p>8.512E-02</text:p>
          </table:table-cell>
          <table:table-cell office:value-type="float" office:value="0.000007424" calcext:value-type="float">
            <text:p>7.424E-06</text:p>
          </table:table-cell>
          <table:table-cell office:value-type="float" office:value="0.08523" calcext:value-type="float">
            <text:p>8.523E-02</text:p>
          </table:table-cell>
          <table:table-cell office:value-type="float" office:value="1.083E+052" calcext:value-type="float">
            <text:p>1.083E+52</text:p>
          </table:table-cell>
          <table:table-cell office:value-type="float" office:value="0.08512" calcext:value-type="float">
            <text:p>8.512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61" calcext:value-type="float">
            <text:p>12.161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5417" calcext:value-type="float">
            <text:p>5.417E-02</text:p>
          </table:table-cell>
          <table:table-cell office:value-type="float" office:value="0.114" calcext:value-type="float">
            <text:p>1.140E-01</text:p>
          </table:table-cell>
          <table:table-cell office:value-type="float" office:value="0.416" calcext:value-type="float">
            <text:p>0.416</text:p>
          </table:table-cell>
          <table:table-cell office:value-type="float" office:value="0.7128" calcext:value-type="float">
            <text:p>7.128E-01</text:p>
          </table:table-cell>
          <table:table-cell office:value-type="float" office:value="0.00001566" calcext:value-type="float">
            <text:p>1.566E-05</text:p>
          </table:table-cell>
          <table:table-cell office:value-type="float" office:value="0.1461" calcext:value-type="float">
            <text:p>1.461E-01</text:p>
          </table:table-cell>
          <table:table-cell office:value-type="float" office:value="0.00001273" calcext:value-type="float">
            <text:p>1.273E-05</text:p>
          </table:table-cell>
          <table:table-cell office:value-type="float" office:value="0.1462" calcext:value-type="float">
            <text:p>1.462E-01</text:p>
          </table:table-cell>
          <table:table-cell office:value-type="float" office:value="1.86E+052" calcext:value-type="float">
            <text:p>1.860E+52</text:p>
          </table:table-cell>
          <table:table-cell office:value-type="float" office:value="0.1461" calcext:value-type="float">
            <text:p>1.461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82" calcext:value-type="float">
            <text:p>12.082</text:p>
          </table:table-cell>
          <table:table-cell office:value-type="float" office:value="12.161" calcext:value-type="float">
            <text:p>12.161</text:p>
          </table:table-cell>
          <table:table-cell office:value-type="float" office:value="0.07848" calcext:value-type="float">
            <text:p>7.848E-02</text:p>
          </table:table-cell>
          <table:table-cell office:value-type="float" office:value="0.1652" calcext:value-type="float">
            <text:p>1.652E-01</text:p>
          </table:table-cell>
          <table:table-cell office:value-type="float" office:value="0.513" calcext:value-type="float">
            <text:p>0.513</text:p>
          </table:table-cell>
          <table:table-cell office:value-type="float" office:value="0.8789" calcext:value-type="float">
            <text:p>8.789E-01</text:p>
          </table:table-cell>
          <table:table-cell office:value-type="float" office:value="0.0000281" calcext:value-type="float">
            <text:p>2.810E-05</text:p>
          </table:table-cell>
          <table:table-cell office:value-type="float" office:value="0.2621" calcext:value-type="float">
            <text:p>2.621E-01</text:p>
          </table:table-cell>
          <table:table-cell office:value-type="float" office:value="0.00002281" calcext:value-type="float">
            <text:p>2.281E-05</text:p>
          </table:table-cell>
          <table:table-cell office:value-type="float" office:value="0.2618" calcext:value-type="float">
            <text:p>2.618E-01</text:p>
          </table:table-cell>
          <table:table-cell office:value-type="float" office:value="3.336E+052" calcext:value-type="float">
            <text:p>3.336E+52</text:p>
          </table:table-cell>
          <table:table-cell office:value-type="float" office:value="0.2621" calcext:value-type="float">
            <text:p>2.621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76" calcext:value-type="float">
            <text:p>12.076</text:p>
          </table:table-cell>
          <table:table-cell office:value-type="float" office:value="12.082" calcext:value-type="float">
            <text:p>12.082</text:p>
          </table:table-cell>
          <table:table-cell office:value-type="float" office:value="0.00547" calcext:value-type="float">
            <text:p>5.470E-03</text:p>
          </table:table-cell>
          <table:table-cell office:value-type="float" office:value="0.01151" calcext:value-type="float">
            <text:p>1.151E-02</text:p>
          </table:table-cell>
          <table:table-cell office:value-type="float" office:value="0.52" calcext:value-type="float">
            <text:p>0.520</text:p>
          </table:table-cell>
          <table:table-cell office:value-type="float" office:value="0.891" calcext:value-type="float">
            <text:p>8.910E-01</text:p>
          </table:table-cell>
          <table:table-cell office:value-type="float" office:value="0.000002382" calcext:value-type="float">
            <text:p>2.382E-06</text:p>
          </table:table-cell>
          <table:table-cell office:value-type="float" office:value="0.02222" calcext:value-type="float">
            <text:p>2.222E-02</text:p>
          </table:table-cell>
          <table:table-cell office:value-type="float" office:value="0.000001932" calcext:value-type="float">
            <text:p>1.932E-06</text:p>
          </table:table-cell>
          <table:table-cell office:value-type="float" office:value="0.02218" calcext:value-type="float">
            <text:p>2.218E-02</text:p>
          </table:table-cell>
          <table:table-cell office:value-type="float" office:value="2.828E+051" calcext:value-type="float">
            <text:p>2.828E+51</text:p>
          </table:table-cell>
          <table:table-cell office:value-type="float" office:value="0.02222" calcext:value-type="float">
            <text:p>2.222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076" calcext:value-type="float">
            <text:p>12.076</text:p>
          </table:table-cell>
          <table:table-cell office:value-type="float" office:value="0.001297" calcext:value-type="float">
            <text:p>1.297E-03</text:p>
          </table:table-cell>
          <table:table-cell office:value-type="float" office:value="0.002729" calcext:value-type="float">
            <text:p>2.729E-03</text:p>
          </table:table-cell>
          <table:table-cell office:value-type="float" office:value="0.522" calcext:value-type="float">
            <text:p>0.522</text:p>
          </table:table-cell>
          <table:table-cell office:value-type="float" office:value="0.8943" calcext:value-type="float">
            <text:p>8.943E-01</text:p>
          </table:table-cell>
          <table:table-cell office:value-type="float" office:value="0.0000005785" calcext:value-type="float">
            <text:p>5.785E-07</text:p>
          </table:table-cell>
          <table:table-cell office:value-type="float" office:value="0.005396" calcext:value-type="float">
            <text:p>5.396E-03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05385" calcext:value-type="float">
            <text:p>5.385E-03</text:p>
          </table:table-cell>
          <table:table-cell office:value-type="float" office:value="6.868E+050" calcext:value-type="float">
            <text:p>6.868E+50</text:p>
          </table:table-cell>
          <table:table-cell office:value-type="float" office:value="0.005396" calcext:value-type="float">
            <text:p>5.396E-0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66" calcext:value-type="float">
            <text:p>12.066</text:p>
          </table:table-cell>
          <table:table-cell office:value-type="float" office:value="12.075" calcext:value-type="float">
            <text:p>12.075</text:p>
          </table:table-cell>
          <table:table-cell office:value-type="float" office:value="0.008942" calcext:value-type="float">
            <text:p>8.942E-03</text:p>
          </table:table-cell>
          <table:table-cell office:value-type="float" office:value="0.01882" calcext:value-type="float">
            <text:p>1.882E-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9137" calcext:value-type="float">
            <text:p>9.137E-01</text:p>
          </table:table-cell>
          <table:table-cell office:value-type="float" office:value="0.000004047" calcext:value-type="float">
            <text:p>4.047E-06</text:p>
          </table:table-cell>
          <table:table-cell office:value-type="float" office:value="0.03775" calcext:value-type="float">
            <text:p>3.775E-02</text:p>
          </table:table-cell>
          <table:table-cell office:value-type="float" office:value="0.000003281" calcext:value-type="float">
            <text:p>3.281E-06</text:p>
          </table:table-cell>
          <table:table-cell office:value-type="float" office:value="0.03767" calcext:value-type="float">
            <text:p>3.767E-02</text:p>
          </table:table-cell>
          <table:table-cell office:value-type="float" office:value="4.804E+051" calcext:value-type="float">
            <text:p>4.804E+51</text:p>
          </table:table-cell>
          <table:table-cell office:value-type="float" office:value="0.03775" calcext:value-type="float">
            <text:p>3.775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2.065" calcext:value-type="float">
            <text:p>12.065</text:p>
          </table:table-cell>
          <table:table-cell office:value-type="float" office:value="0.01282" calcext:value-type="float">
            <text:p>1.282E-02</text:p>
          </table:table-cell>
          <table:table-cell office:value-type="float" office:value="0.02697" calcext:value-type="float">
            <text:p>2.697E-02</text:p>
          </table:table-cell>
          <table:table-cell office:value-type="float" office:value="0.549" calcext:value-type="float">
            <text:p>0.549</text:p>
          </table:table-cell>
          <table:table-cell office:value-type="float" office:value="0.9414" calcext:value-type="float">
            <text:p>9.414E-01</text:p>
          </table:table-cell>
          <table:table-cell office:value-type="float" office:value="0.000006054" calcext:value-type="float">
            <text:p>6.054E-06</text:p>
          </table:table-cell>
          <table:table-cell office:value-type="float" office:value="0.05647" calcext:value-type="float">
            <text:p>5.647E-02</text:p>
          </table:table-cell>
          <table:table-cell office:value-type="float" office:value="0.000004907" calcext:value-type="float">
            <text:p>4.907E-06</text:p>
          </table:table-cell>
          <table:table-cell office:value-type="float" office:value="0.05633" calcext:value-type="float">
            <text:p>5.633E-02</text:p>
          </table:table-cell>
          <table:table-cell office:value-type="float" office:value="7.187E+051" calcext:value-type="float">
            <text:p>7.187E+51</text:p>
          </table:table-cell>
          <table:table-cell office:value-type="float" office:value="0.05647" calcext:value-type="float">
            <text:p>5.647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42" calcext:value-type="float">
            <text:p>12.042</text:p>
          </table:table-cell>
          <table:table-cell office:value-type="float" office:value="12.052" calcext:value-type="float">
            <text:p>12.052</text:p>
          </table:table-cell>
          <table:table-cell office:value-type="float" office:value="0.01004" calcext:value-type="float">
            <text:p>1.004E-02</text:p>
          </table:table-cell>
          <table:table-cell office:value-type="float" office:value="0.02113" calcext:value-type="float">
            <text:p>2.113E-02</text:p>
          </table:table-cell>
          <table:table-cell office:value-type="float" office:value="0.562" calcext:value-type="float">
            <text:p>0.562</text:p>
          </table:table-cell>
          <table:table-cell office:value-type="float" office:value="0.9632" calcext:value-type="float">
            <text:p>9.632E-01</text:p>
          </table:table-cell>
          <table:table-cell office:value-type="float" office:value="0.000004953" calcext:value-type="float">
            <text:p>4.953E-06</text:p>
          </table:table-cell>
          <table:table-cell office:value-type="float" office:value="0.04621" calcext:value-type="float">
            <text:p>4.621E-02</text:p>
          </table:table-cell>
          <table:table-cell office:value-type="float" office:value="0.000004015" calcext:value-type="float">
            <text:p>4.015E-06</text:p>
          </table:table-cell>
          <table:table-cell office:value-type="float" office:value="0.04608" calcext:value-type="float">
            <text:p>4.608E-02</text:p>
          </table:table-cell>
          <table:table-cell office:value-type="float" office:value="5.881E+051" calcext:value-type="float">
            <text:p>5.881E+51</text:p>
          </table:table-cell>
          <table:table-cell office:value-type="float" office:value="0.04621" calcext:value-type="float">
            <text:p>4.621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33" calcext:value-type="float">
            <text:p>12.033</text:p>
          </table:table-cell>
          <table:table-cell office:value-type="float" office:value="12.042" calcext:value-type="float">
            <text:p>12.042</text:p>
          </table:table-cell>
          <table:table-cell office:value-type="float" office:value="0.009352" calcext:value-type="float">
            <text:p>9.352E-03</text:p>
          </table:table-cell>
          <table:table-cell office:value-type="float" office:value="0.01968" calcext:value-type="float">
            <text:p>1.968E-02</text:p>
          </table:table-cell>
          <table:table-cell office:value-type="float" office:value="0.574" calcext:value-type="float">
            <text:p>0.574</text:p>
          </table:table-cell>
          <table:table-cell office:value-type="float" office:value="0.9836" calcext:value-type="float">
            <text:p>9.836E-01</text:p>
          </table:table-cell>
          <table:table-cell office:value-type="float" office:value="0.000004786" calcext:value-type="float">
            <text:p>4.786E-06</text:p>
          </table:table-cell>
          <table:table-cell office:value-type="float" office:value="0.04465" calcext:value-type="float">
            <text:p>4.465E-02</text:p>
          </table:table-cell>
          <table:table-cell office:value-type="float" office:value="0.000003878" calcext:value-type="float">
            <text:p>3.878E-06</text:p>
          </table:table-cell>
          <table:table-cell office:value-type="float" office:value="0.04452" calcext:value-type="float">
            <text:p>4.452E-02</text:p>
          </table:table-cell>
          <table:table-cell office:value-type="float" office:value="5.682E+051" calcext:value-type="float">
            <text:p>5.682E+51</text:p>
          </table:table-cell>
          <table:table-cell office:value-type="float" office:value="0.04465" calcext:value-type="float">
            <text:p>4.465E-0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2" calcext:value-type="float">
            <text:p>12.032</text:p>
          </table:table-cell>
          <table:table-cell office:value-type="float" office:value="0.007495" calcext:value-type="float">
            <text:p>7.495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3969" calcext:value-type="float">
            <text:p>3.969E-06</text:p>
          </table:table-cell>
          <table:table-cell office:value-type="float" office:value="0.03703" calcext:value-type="float">
            <text:p>3.703E-02</text:p>
          </table:table-cell>
          <table:table-cell office:value-type="float" office:value="0.000003216" calcext:value-type="float">
            <text:p>3.216E-06</text:p>
          </table:table-cell>
          <table:table-cell office:value-type="float" office:value="0.03691" calcext:value-type="float">
            <text:p>3.691E-02</text:p>
          </table:table-cell>
          <table:table-cell office:value-type="float" office:value="4.713E+051" calcext:value-type="float">
            <text:p>4.713E+51</text:p>
          </table:table-cell>
          <table:table-cell office:value-type="float" office:value="0.03703" calcext:value-type="float">
            <text:p>3.703E-02</text:p>
          </table:table-cell>
          <table:table-cell table:number-columns-repeated="10"/>
        </table:table-row>
        <table:table-row table:style-name="ro1" table:number-rows-repeated="104855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1" calcext:value-type="float">
            <text:p>9.201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7" calcext:value-type="float">
            <text:p>9.157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54" calcext:value-type="float">
            <text:p>3.054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74" calcext:value-type="float">
            <text:p>3.074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54" calcext:value-type="float">
            <text:p>3.054E-04</text:p>
          </table:table-cell>
          <table:table-cell table:number-columns-repeated="2"/>
          <table:table-cell office:value-type="float" office:value="0.0000907" calcext:value-type="float">
            <text:p>9.070E-05</text:p>
          </table:table-cell>
          <table:table-cell office:value-type="float" office:value="0.00006479" calcext:value-type="float">
            <text:p>6.479E-05</text:p>
          </table:table-cell>
          <table:table-cell office:value-type="float" office:value="0.4754" calcext:value-type="float">
            <text:p>4.754E-01</text:p>
          </table:table-cell>
          <table:table-cell office:value-type="float" office:value="0.03803" calcext:value-type="float">
            <text:p>3.803E-02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9" calcext:value-type="float">
            <text:p>5.839E-01</text:p>
          </table:table-cell>
          <table:table-cell office:value-type="float" office:value="1.325E+053" calcext:value-type="float">
            <text:p>1.325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7" calcext:value-type="float">
            <text:p>9.667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53" calcext:value-type="float">
            <text:p>1.153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6" calcext:value-type="float">
            <text:p>1.160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53" calcext:value-type="float">
            <text:p>1.153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8" calcext:value-type="float">
            <text:p>5.728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82" calcext:value-type="float">
            <text:p>1.382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9" calcext:value-type="float">
            <text:p>1.390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82" calcext:value-type="float">
            <text:p>1.382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106" calcext:value-type="float">
            <text:p>4.106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125" calcext:value-type="float">
            <text:p>4.125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106" calcext:value-type="float">
            <text:p>4.106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6" calcext:value-type="float">
            <text:p>3.926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95" calcext:value-type="float">
            <text:p>6.950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6974" calcext:value-type="float">
            <text:p>6.974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95" calcext:value-type="float">
            <text:p>6.95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38" calcext:value-type="float">
            <text:p>5.038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791" calcext:value-type="float">
            <text:p>8.791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812" calcext:value-type="float">
            <text:p>8.812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791" calcext:value-type="float">
            <text:p>8.791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6" calcext:value-type="float">
            <text:p>5.176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56" calcext:value-type="float">
            <text:p>1.256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58" calcext:value-type="float">
            <text:p>1.258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56" calcext:value-type="float">
            <text:p>1.256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23" calcext:value-type="float">
            <text:p>12.223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059" calcext:value-type="float">
            <text:p>3.059E-02</text:p>
          </table:table-cell>
          <table:table-cell office:value-type="float" office:value="0.06435" calcext:value-type="float">
            <text:p>6.435E-02</text:p>
          </table:table-cell>
          <table:table-cell office:value-type="float" office:value="0.34" calcext:value-type="float">
            <text:p>0.340</text:p>
          </table:table-cell>
          <table:table-cell office:value-type="float" office:value="0.5824" calcext:value-type="float">
            <text:p>5.824E-01</text:p>
          </table:table-cell>
          <table:table-cell office:value-type="float" office:value="0.000007245" calcext:value-type="float">
            <text:p>7.245E-06</text:p>
          </table:table-cell>
          <table:table-cell office:value-type="float" office:value="0.06491" calcext:value-type="float">
            <text:p>6.491E-02</text:p>
          </table:table-cell>
          <table:table-cell office:value-type="float" office:value="0.000005895" calcext:value-type="float">
            <text:p>5.895E-06</text:p>
          </table:table-cell>
          <table:table-cell office:value-type="float" office:value="0.065" calcext:value-type="float">
            <text:p>6.500E-02</text:p>
          </table:table-cell>
          <table:table-cell office:value-type="float" office:value="8.601E+051" calcext:value-type="float">
            <text:p>8.601E+51</text:p>
          </table:table-cell>
          <table:table-cell office:value-type="float" office:value="0.06491" calcext:value-type="float">
            <text:p>6.491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8" calcext:value-type="float">
            <text:p>12.178</text:p>
          </table:table-cell>
          <table:table-cell office:value-type="float" office:value="12.222" calcext:value-type="float">
            <text:p>12.222</text:p>
          </table:table-cell>
          <table:table-cell office:value-type="float" office:value="0.04465" calcext:value-type="float">
            <text:p>4.465E-02</text:p>
          </table:table-cell>
          <table:table-cell office:value-type="float" office:value="0.09392" calcext:value-type="float">
            <text:p>9.392E-02</text:p>
          </table:table-cell>
          <table:table-cell office:value-type="float" office:value="0.395" calcext:value-type="float">
            <text:p>0.395</text:p>
          </table:table-cell>
          <table:table-cell office:value-type="float" office:value="0.6768" calcext:value-type="float">
            <text:p>6.768E-01</text:p>
          </table:table-cell>
          <table:table-cell office:value-type="float" office:value="0.00001276" calcext:value-type="float">
            <text:p>1.276E-05</text:p>
          </table:table-cell>
          <table:table-cell office:value-type="float" office:value="0.1144" calcext:value-type="float">
            <text:p>1.144E-01</text:p>
          </table:table-cell>
          <table:table-cell office:value-type="float" office:value="0.00001038" calcext:value-type="float">
            <text:p>1.038E-05</text:p>
          </table:table-cell>
          <table:table-cell office:value-type="float" office:value="0.1144" calcext:value-type="float">
            <text:p>1.144E-01</text:p>
          </table:table-cell>
          <table:table-cell office:value-type="float" office:value="1.515E+052" calcext:value-type="float">
            <text:p>1.515E+52</text:p>
          </table:table-cell>
          <table:table-cell office:value-type="float" office:value="0.1144" calcext:value-type="float">
            <text:p>1.144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" calcext:value-type="float">
            <text:p>12.140</text:p>
          </table:table-cell>
          <table:table-cell office:value-type="float" office:value="12.178" calcext:value-type="float">
            <text:p>12.178</text:p>
          </table:table-cell>
          <table:table-cell office:value-type="float" office:value="0.03722" calcext:value-type="float">
            <text:p>3.722E-02</text:p>
          </table:table-cell>
          <table:table-cell office:value-type="float" office:value="0.07829" calcext:value-type="float">
            <text:p>7.829E-02</text:p>
          </table:table-cell>
          <table:table-cell office:value-type="float" office:value="0.441" calcext:value-type="float">
            <text:p>0.441</text:p>
          </table:table-cell>
          <table:table-cell office:value-type="float" office:value="0.7557" calcext:value-type="float">
            <text:p>7.557E-01</text:p>
          </table:table-cell>
          <table:table-cell office:value-type="float" office:value="0.00001254" calcext:value-type="float">
            <text:p>1.254E-05</text:p>
          </table:table-cell>
          <table:table-cell office:value-type="float" office:value="0.1123" calcext:value-type="float">
            <text:p>1.123E-01</text:p>
          </table:table-cell>
          <table:table-cell office:value-type="float" office:value="0.00001019" calcext:value-type="float">
            <text:p>1.019E-05</text:p>
          </table:table-cell>
          <table:table-cell office:value-type="float" office:value="0.1123" calcext:value-type="float">
            <text:p>1.123E-01</text:p>
          </table:table-cell>
          <table:table-cell office:value-type="float" office:value="1.489E+052" calcext:value-type="float">
            <text:p>1.489E+52</text:p>
          </table:table-cell>
          <table:table-cell office:value-type="float" office:value="0.1123" calcext:value-type="float">
            <text:p>1.123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07" calcext:value-type="float">
            <text:p>12.107</text:p>
          </table:table-cell>
          <table:table-cell office:value-type="float" office:value="12.14" calcext:value-type="float">
            <text:p>12.140</text:p>
          </table:table-cell>
          <table:table-cell office:value-type="float" office:value="0.03327" calcext:value-type="float">
            <text:p>3.327E-02</text:p>
          </table:table-cell>
          <table:table-cell office:value-type="float" office:value="0.06998" calcext:value-type="float">
            <text:p>6.998E-02</text:p>
          </table:table-cell>
          <table:table-cell office:value-type="float" office:value="0.483" calcext:value-type="float">
            <text:p>0.483</text:p>
          </table:table-cell>
          <table:table-cell office:value-type="float" office:value="0.8264" calcext:value-type="float">
            <text:p>8.264E-01</text:p>
          </table:table-cell>
          <table:table-cell office:value-type="float" office:value="0.00001285" calcext:value-type="float">
            <text:p>1.285E-05</text:p>
          </table:table-cell>
          <table:table-cell office:value-type="float" office:value="0.1151" calcext:value-type="float">
            <text:p>1.151E-01</text:p>
          </table:table-cell>
          <table:table-cell office:value-type="float" office:value="0.00001043" calcext:value-type="float">
            <text:p>1.043E-05</text:p>
          </table:table-cell>
          <table:table-cell office:value-type="float" office:value="0.115" calcext:value-type="float">
            <text:p>1.150E-01</text:p>
          </table:table-cell>
          <table:table-cell office:value-type="float" office:value="1.526E+052" calcext:value-type="float">
            <text:p>1.526E+52</text:p>
          </table:table-cell>
          <table:table-cell office:value-type="float" office:value="0.1151" calcext:value-type="float">
            <text:p>1.151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2" calcext:value-type="float">
            <text:p>12.072</text:p>
          </table:table-cell>
          <table:table-cell office:value-type="float" office:value="12.107" calcext:value-type="float">
            <text:p>12.107</text:p>
          </table:table-cell>
          <table:table-cell office:value-type="float" office:value="0.03442" calcext:value-type="float">
            <text:p>3.442E-02</text:p>
          </table:table-cell>
          <table:table-cell office:value-type="float" office:value="0.0724" calcext:value-type="float">
            <text:p>7.240E-02</text:p>
          </table:table-cell>
          <table:table-cell office:value-type="float" office:value="0.525" calcext:value-type="float">
            <text:p>0.525</text:p>
          </table:table-cell>
          <table:table-cell office:value-type="float" office:value="0.8996" calcext:value-type="float">
            <text:p>8.996E-01</text:p>
          </table:table-cell>
          <table:table-cell office:value-type="float" office:value="0.00001511" calcext:value-type="float">
            <text:p>1.511E-05</text:p>
          </table:table-cell>
          <table:table-cell office:value-type="float" office:value="0.1354" calcext:value-type="float">
            <text:p>1.354E-01</text:p>
          </table:table-cell>
          <table:table-cell office:value-type="float" office:value="0.00001226" calcext:value-type="float">
            <text:p>1.226E-05</text:p>
          </table:table-cell>
          <table:table-cell office:value-type="float" office:value="0.1351" calcext:value-type="float">
            <text:p>1.351E-01</text:p>
          </table:table-cell>
          <table:table-cell office:value-type="float" office:value="1.794E+052" calcext:value-type="float">
            <text:p>1.794E+52</text:p>
          </table:table-cell>
          <table:table-cell office:value-type="float" office:value="0.1354" calcext:value-type="float">
            <text:p>1.354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6" calcext:value-type="float">
            <text:p>12.036</text:p>
          </table:table-cell>
          <table:table-cell office:value-type="float" office:value="12.072" calcext:value-type="float">
            <text:p>12.072</text:p>
          </table:table-cell>
          <table:table-cell office:value-type="float" office:value="0.03566" calcext:value-type="float">
            <text:p>3.566E-02</text:p>
          </table:table-cell>
          <table:table-cell office:value-type="float" office:value="0.075" calcext:value-type="float">
            <text:p>7.500E-02</text:p>
          </table:table-cell>
          <table:table-cell office:value-type="float" office:value="0.57" calcext:value-type="float">
            <text:p>0.570</text:p>
          </table:table-cell>
          <table:table-cell office:value-type="float" office:value="0.9755" calcext:value-type="float">
            <text:p>9.755E-01</text:p>
          </table:table-cell>
          <table:table-cell office:value-type="float" office:value="0.00001778" calcext:value-type="float">
            <text:p>1.778E-05</text:p>
          </table:table-cell>
          <table:table-cell office:value-type="float" office:value="0.1593" calcext:value-type="float">
            <text:p>1.593E-01</text:p>
          </table:table-cell>
          <table:table-cell office:value-type="float" office:value="0.00001441" calcext:value-type="float">
            <text:p>1.441E-05</text:p>
          </table:table-cell>
          <table:table-cell office:value-type="float" office:value="0.1589" calcext:value-type="float">
            <text:p>1.589E-01</text:p>
          </table:table-cell>
          <table:table-cell office:value-type="float" office:value="2.111E+052" calcext:value-type="float">
            <text:p>2.111E+52</text:p>
          </table:table-cell>
          <table:table-cell office:value-type="float" office:value="0.1593" calcext:value-type="float">
            <text:p>1.593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6" calcext:value-type="float">
            <text:p>12.036</text:p>
          </table:table-cell>
          <table:table-cell office:value-type="float" office:value="0.01133" calcext:value-type="float">
            <text:p>1.133E-02</text:p>
          </table:table-cell>
          <table:table-cell office:value-type="float" office:value="0.02383" calcext:value-type="float">
            <text:p>2.383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6222" calcext:value-type="float">
            <text:p>6.222E-06</text:p>
          </table:table-cell>
          <table:table-cell office:value-type="float" office:value="0.05574" calcext:value-type="float">
            <text:p>5.574E-02</text:p>
          </table:table-cell>
          <table:table-cell office:value-type="float" office:value="0.000005041" calcext:value-type="float">
            <text:p>5.041E-06</text:p>
          </table:table-cell>
          <table:table-cell office:value-type="float" office:value="0.05557" calcext:value-type="float">
            <text:p>5.557E-02</text:p>
          </table:table-cell>
          <table:table-cell office:value-type="float" office:value="7.386E+051" calcext:value-type="float">
            <text:p>7.386E+51</text:p>
          </table:table-cell>
          <table:table-cell office:value-type="float" office:value="0.05574" calcext:value-type="float">
            <text:p>5.574E-02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2" calcext:value-type="float">
            <text:p>9.202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8" calcext:value-type="float">
            <text:p>9.158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116" calcext:value-type="float">
            <text:p>3.116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137" calcext:value-type="float">
            <text:p>3.137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116" calcext:value-type="float">
            <text:p>3.116E-04</text:p>
          </table:table-cell>
          <table:table-cell table:number-columns-repeated="2"/>
          <table:table-cell office:value-type="float" office:value="0.0000889" calcext:value-type="float">
            <text:p>8.890E-05</text:p>
          </table:table-cell>
          <table:table-cell office:value-type="float" office:value="0.0000635" calcext:value-type="float">
            <text:p>6.350E-05</text:p>
          </table:table-cell>
          <table:table-cell office:value-type="float" office:value="0.4753" calcext:value-type="float">
            <text:p>4.753E-01</text:p>
          </table:table-cell>
          <table:table-cell office:value-type="float" office:value="0.03803" calcext:value-type="float">
            <text:p>3.803E-02</text:p>
          </table:table-cell>
          <table:table-cell office:value-type="float" office:value="0.0001094" calcext:value-type="float">
            <text:p>1.094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9" calcext:value-type="float">
            <text:p>5.839E-01</text:p>
          </table:table-cell>
          <table:table-cell office:value-type="float" office:value="1.299E+053" calcext:value-type="float">
            <text:p>1.299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8" calcext:value-type="float">
            <text:p>9.668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76" calcext:value-type="float">
            <text:p>1.176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83" calcext:value-type="float">
            <text:p>1.183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76" calcext:value-type="float">
            <text:p>1.17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9" calcext:value-type="float">
            <text:p>5.729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41" calcext:value-type="float">
            <text:p>1.410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418" calcext:value-type="float">
            <text:p>1.418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41" calcext:value-type="float">
            <text:p>1.410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19" calcext:value-type="float">
            <text:p>4.190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209" calcext:value-type="float">
            <text:p>4.209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19" calcext:value-type="float">
            <text:p>4.190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6" calcext:value-type="float">
            <text:p>3.926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7091" calcext:value-type="float">
            <text:p>7.091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7116" calcext:value-type="float">
            <text:p>7.116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7091" calcext:value-type="float">
            <text:p>7.09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39" calcext:value-type="float">
            <text:p>5.039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97" calcext:value-type="float">
            <text:p>8.970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991" calcext:value-type="float">
            <text:p>8.991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97" calcext:value-type="float">
            <text:p>8.970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7" calcext:value-type="float">
            <text:p>5.177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82" calcext:value-type="float">
            <text:p>1.282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84" calcext:value-type="float">
            <text:p>1.284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82" calcext:value-type="float">
            <text:p>1.282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799" calcext:value-type="float">
            <text:p>3.799E-02</text:p>
          </table:table-cell>
          <table:table-cell office:value-type="float" office:value="0.07991" calcext:value-type="float">
            <text:p>7.991E-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8" calcext:value-type="float">
            <text:p>5.980E-01</text:p>
          </table:table-cell>
          <table:table-cell office:value-type="float" office:value="0.000009125" calcext:value-type="float">
            <text:p>9.125E-06</text:p>
          </table:table-cell>
          <table:table-cell office:value-type="float" office:value="0.08341" calcext:value-type="float">
            <text:p>8.341E-02</text:p>
          </table:table-cell>
          <table:table-cell office:value-type="float" office:value="0.000007424" calcext:value-type="float">
            <text:p>7.424E-06</text:p>
          </table:table-cell>
          <table:table-cell office:value-type="float" office:value="0.08352" calcext:value-type="float">
            <text:p>8.352E-02</text:p>
          </table:table-cell>
          <table:table-cell office:value-type="float" office:value="1.083E+052" calcext:value-type="float">
            <text:p>1.083E+52</text:p>
          </table:table-cell>
          <table:table-cell office:value-type="float" office:value="0.08341" calcext:value-type="float">
            <text:p>8.341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06" calcext:value-type="float">
            <text:p>12.206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08628" calcext:value-type="float">
            <text:p>8.628E-03</text:p>
          </table:table-cell>
          <table:table-cell office:value-type="float" office:value="0.01815" calcext:value-type="float">
            <text:p>1.815E-02</text:p>
          </table:table-cell>
          <table:table-cell office:value-type="float" office:value="0.36" calcext:value-type="float">
            <text:p>0.360</text:p>
          </table:table-cell>
          <table:table-cell office:value-type="float" office:value="0.6166" calcext:value-type="float">
            <text:p>6.166E-01</text:p>
          </table:table-cell>
          <table:table-cell office:value-type="float" office:value="0.000002309" calcext:value-type="float">
            <text:p>2.309E-06</text:p>
          </table:table-cell>
          <table:table-cell office:value-type="float" office:value="0.02111" calcext:value-type="float">
            <text:p>2.111E-02</text:p>
          </table:table-cell>
          <table:table-cell office:value-type="float" office:value="0.000001878" calcext:value-type="float">
            <text:p>1.878E-06</text:p>
          </table:table-cell>
          <table:table-cell office:value-type="float" office:value="0.02112" calcext:value-type="float">
            <text:p>2.112E-02</text:p>
          </table:table-cell>
          <table:table-cell office:value-type="float" office:value="2.741E+051" calcext:value-type="float">
            <text:p>2.741E+51</text:p>
          </table:table-cell>
          <table:table-cell office:value-type="float" office:value="0.02111" calcext:value-type="float">
            <text:p>2.111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206" calcext:value-type="float">
            <text:p>12.206</text:p>
          </table:table-cell>
          <table:table-cell office:value-type="float" office:value="0.05495" calcext:value-type="float">
            <text:p>5.495E-02</text:p>
          </table:table-cell>
          <table:table-cell office:value-type="float" office:value="0.1156" calcext:value-type="float">
            <text:p>1.156E-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7328" calcext:value-type="float">
            <text:p>7.328E-01</text:p>
          </table:table-cell>
          <table:table-cell office:value-type="float" office:value="0.00001676" calcext:value-type="float">
            <text:p>1.676E-05</text:p>
          </table:table-cell>
          <table:table-cell office:value-type="float" office:value="0.1532" calcext:value-type="float">
            <text:p>1.532E-01</text:p>
          </table:table-cell>
          <table:table-cell office:value-type="float" office:value="0.00001362" calcext:value-type="float">
            <text:p>1.362E-05</text:p>
          </table:table-cell>
          <table:table-cell office:value-type="float" office:value="0.1532" calcext:value-type="float">
            <text:p>1.532E-01</text:p>
          </table:table-cell>
          <table:table-cell office:value-type="float" office:value="1.99E+052" calcext:value-type="float">
            <text:p>1.990E+52</text:p>
          </table:table-cell>
          <table:table-cell office:value-type="float" office:value="0.1532" calcext:value-type="float">
            <text:p>1.532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21" calcext:value-type="float">
            <text:p>12.121</text:p>
          </table:table-cell>
          <table:table-cell office:value-type="float" office:value="12.151" calcext:value-type="float">
            <text:p>12.151</text:p>
          </table:table-cell>
          <table:table-cell office:value-type="float" office:value="0.02978" calcext:value-type="float">
            <text:p>2.978E-02</text:p>
          </table:table-cell>
          <table:table-cell office:value-type="float" office:value="0.06265" calcext:value-type="float">
            <text:p>6.265E-02</text:p>
          </table:table-cell>
          <table:table-cell office:value-type="float" office:value="0.465" calcext:value-type="float">
            <text:p>0.465</text:p>
          </table:table-cell>
          <table:table-cell office:value-type="float" office:value="0.7961" calcext:value-type="float">
            <text:p>7.961E-01</text:p>
          </table:table-cell>
          <table:table-cell office:value-type="float" office:value="0.0000107" calcext:value-type="float">
            <text:p>1.070E-05</text:p>
          </table:table-cell>
          <table:table-cell office:value-type="float" office:value="0.09782" calcext:value-type="float">
            <text:p>9.782E-02</text:p>
          </table:table-cell>
          <table:table-cell office:value-type="float" office:value="0.000008689" calcext:value-type="float">
            <text:p>8.689E-06</text:p>
          </table:table-cell>
          <table:table-cell office:value-type="float" office:value="0.09774" calcext:value-type="float">
            <text:p>9.774E-02</text:p>
          </table:table-cell>
          <table:table-cell office:value-type="float" office:value="1.27E+052" calcext:value-type="float">
            <text:p>1.270E+52</text:p>
          </table:table-cell>
          <table:table-cell office:value-type="float" office:value="0.09782" calcext:value-type="float">
            <text:p>9.782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91" calcext:value-type="float">
            <text:p>12.091</text:p>
          </table:table-cell>
          <table:table-cell office:value-type="float" office:value="12.121" calcext:value-type="float">
            <text:p>12.121</text:p>
          </table:table-cell>
          <table:table-cell office:value-type="float" office:value="0.03025" calcext:value-type="float">
            <text:p>3.025E-02</text:p>
          </table:table-cell>
          <table:table-cell office:value-type="float" office:value="0.06364" calcext:value-type="float">
            <text:p>6.364E-02</text:p>
          </table:table-cell>
          <table:table-cell office:value-type="float" office:value="0.502" calcext:value-type="float">
            <text:p>0.502</text:p>
          </table:table-cell>
          <table:table-cell office:value-type="float" office:value="0.8605" calcext:value-type="float">
            <text:p>8.605E-01</text:p>
          </table:table-cell>
          <table:table-cell office:value-type="float" office:value="0.00001221" calcext:value-type="float">
            <text:p>1.221E-05</text:p>
          </table:table-cell>
          <table:table-cell office:value-type="float" office:value="0.1116" calcext:value-type="float">
            <text:p>1.116E-01</text:p>
          </table:table-cell>
          <table:table-cell office:value-type="float" office:value="0.000009909" calcext:value-type="float">
            <text:p>9.909E-06</text:p>
          </table:table-cell>
          <table:table-cell office:value-type="float" office:value="0.1115" calcext:value-type="float">
            <text:p>1.115E-01</text:p>
          </table:table-cell>
          <table:table-cell office:value-type="float" office:value="1.45E+052" calcext:value-type="float">
            <text:p>1.450E+52</text:p>
          </table:table-cell>
          <table:table-cell office:value-type="float" office:value="0.1116" calcext:value-type="float">
            <text:p>1.116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6" calcext:value-type="float">
            <text:p>12.036</text:p>
          </table:table-cell>
          <table:table-cell office:value-type="float" office:value="12.09" calcext:value-type="float">
            <text:p>12.090</text:p>
          </table:table-cell>
          <table:table-cell office:value-type="float" office:value="0.05471" calcext:value-type="float">
            <text:p>5.471E-02</text:p>
          </table:table-cell>
          <table:table-cell office:value-type="float" office:value="0.1151" calcext:value-type="float">
            <text:p>1.151E-01</text:p>
          </table:table-cell>
          <table:table-cell office:value-type="float" office:value="0.57" calcext:value-type="float">
            <text:p>0.570</text:p>
          </table:table-cell>
          <table:table-cell office:value-type="float" office:value="0.9766" calcext:value-type="float">
            <text:p>9.766E-01</text:p>
          </table:table-cell>
          <table:table-cell office:value-type="float" office:value="0.00002556" calcext:value-type="float">
            <text:p>2.556E-05</text:p>
          </table:table-cell>
          <table:table-cell office:value-type="float" office:value="0.2337" calcext:value-type="float">
            <text:p>2.337E-01</text:p>
          </table:table-cell>
          <table:table-cell office:value-type="float" office:value="0.00002072" calcext:value-type="float">
            <text:p>2.072E-05</text:p>
          </table:table-cell>
          <table:table-cell office:value-type="float" office:value="0.2331" calcext:value-type="float">
            <text:p>2.331E-01</text:p>
          </table:table-cell>
          <table:table-cell office:value-type="float" office:value="3.034E+052" calcext:value-type="float">
            <text:p>3.034E+52</text:p>
          </table:table-cell>
          <table:table-cell office:value-type="float" office:value="0.2337" calcext:value-type="float">
            <text:p>2.337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5" calcext:value-type="float">
            <text:p>12.035</text:p>
          </table:table-cell>
          <table:table-cell office:value-type="float" office:value="0.01079" calcext:value-type="float">
            <text:p>1.079E-02</text:p>
          </table:table-cell>
          <table:table-cell office:value-type="float" office:value="0.0227" calcext:value-type="float">
            <text:p>2.270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566" calcext:value-type="float">
            <text:p>5.660E-06</text:p>
          </table:table-cell>
          <table:table-cell office:value-type="float" office:value="0.05174" calcext:value-type="float">
            <text:p>5.174E-02</text:p>
          </table:table-cell>
          <table:table-cell office:value-type="float" office:value="0.000004585" calcext:value-type="float">
            <text:p>4.585E-06</text:p>
          </table:table-cell>
          <table:table-cell office:value-type="float" office:value="0.05158" calcext:value-type="float">
            <text:p>5.158E-02</text:p>
          </table:table-cell>
          <table:table-cell office:value-type="float" office:value="6.719E+051" calcext:value-type="float">
            <text:p>6.719E+51</text:p>
          </table:table-cell>
          <table:table-cell office:value-type="float" office:value="0.05174" calcext:value-type="float">
            <text:p>5.174E-02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2" calcext:value-type="float">
            <text:p>9.202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7" calcext:value-type="float">
            <text:p>9.157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67" calcext:value-type="float">
            <text:p>3.067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87" calcext:value-type="float">
            <text:p>3.087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67" calcext:value-type="float">
            <text:p>3.067E-04</text:p>
          </table:table-cell>
          <table:table-cell table:number-columns-repeated="2"/>
          <table:table-cell office:value-type="float" office:value="0.00009031" calcext:value-type="float">
            <text:p>9.031E-05</text:p>
          </table:table-cell>
          <table:table-cell office:value-type="float" office:value="0.00006451" calcext:value-type="float">
            <text:p>6.451E-05</text:p>
          </table:table-cell>
          <table:table-cell office:value-type="float" office:value="0.4754" calcext:value-type="float">
            <text:p>4.754E-01</text:p>
          </table:table-cell>
          <table:table-cell office:value-type="float" office:value="0.03803" calcext:value-type="float">
            <text:p>3.803E-02</text:p>
          </table:table-cell>
          <table:table-cell office:value-type="float" office:value="0.0001111" calcext:value-type="float">
            <text:p>1.111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9" calcext:value-type="float">
            <text:p>5.839E-01</text:p>
          </table:table-cell>
          <table:table-cell office:value-type="float" office:value="1.319E+053" calcext:value-type="float">
            <text:p>1.319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8" calcext:value-type="float">
            <text:p>9.668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58" calcext:value-type="float">
            <text:p>1.158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65" calcext:value-type="float">
            <text:p>1.165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58" calcext:value-type="float">
            <text:p>1.158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9" calcext:value-type="float">
            <text:p>5.729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88" calcext:value-type="float">
            <text:p>1.388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96" calcext:value-type="float">
            <text:p>1.396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88" calcext:value-type="float">
            <text:p>1.388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124" calcext:value-type="float">
            <text:p>4.124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143" calcext:value-type="float">
            <text:p>4.143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124" calcext:value-type="float">
            <text:p>4.124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6" calcext:value-type="float">
            <text:p>3.926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98" calcext:value-type="float">
            <text:p>6.980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7004" calcext:value-type="float">
            <text:p>7.004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98" calcext:value-type="float">
            <text:p>6.98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38" calcext:value-type="float">
            <text:p>5.038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829" calcext:value-type="float">
            <text:p>8.829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85" calcext:value-type="float">
            <text:p>8.850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829" calcext:value-type="float">
            <text:p>8.829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7" calcext:value-type="float">
            <text:p>5.177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62" calcext:value-type="float">
            <text:p>1.262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64" calcext:value-type="float">
            <text:p>1.264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62" calcext:value-type="float">
            <text:p>1.262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21" calcext:value-type="float">
            <text:p>12.221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174" calcext:value-type="float">
            <text:p>3.174E-02</text:p>
          </table:table-cell>
          <table:table-cell office:value-type="float" office:value="0.06678" calcext:value-type="float">
            <text:p>6.678E-02</text:p>
          </table:table-cell>
          <table:table-cell office:value-type="float" office:value="0.341" calcext:value-type="float">
            <text:p>0.341</text:p>
          </table:table-cell>
          <table:table-cell office:value-type="float" office:value="0.5848" calcext:value-type="float">
            <text:p>5.848E-01</text:p>
          </table:table-cell>
          <table:table-cell office:value-type="float" office:value="0.000007535" calcext:value-type="float">
            <text:p>7.535E-06</text:p>
          </table:table-cell>
          <table:table-cell office:value-type="float" office:value="0.0678" calcext:value-type="float">
            <text:p>6.780E-02</text:p>
          </table:table-cell>
          <table:table-cell office:value-type="float" office:value="0.000006131" calcext:value-type="float">
            <text:p>6.131E-06</text:p>
          </table:table-cell>
          <table:table-cell office:value-type="float" office:value="0.06789" calcext:value-type="float">
            <text:p>6.789E-02</text:p>
          </table:table-cell>
          <table:table-cell office:value-type="float" office:value="8.945E+051" calcext:value-type="float">
            <text:p>8.945E+51</text:p>
          </table:table-cell>
          <table:table-cell office:value-type="float" office:value="0.0678" calcext:value-type="float">
            <text:p>6.780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69" calcext:value-type="float">
            <text:p>12.169</text:p>
          </table:table-cell>
          <table:table-cell office:value-type="float" office:value="12.221" calcext:value-type="float">
            <text:p>12.221</text:p>
          </table:table-cell>
          <table:table-cell office:value-type="float" office:value="0.05203" calcext:value-type="float">
            <text:p>5.203E-02</text:p>
          </table:table-cell>
          <table:table-cell office:value-type="float" office:value="0.1095" calcext:value-type="float">
            <text:p>1.095E-01</text:p>
          </table:table-cell>
          <table:table-cell office:value-type="float" office:value="0.406" calcext:value-type="float">
            <text:p>0.406</text:p>
          </table:table-cell>
          <table:table-cell office:value-type="float" office:value="0.6948" calcext:value-type="float">
            <text:p>6.948E-01</text:p>
          </table:table-cell>
          <table:table-cell office:value-type="float" office:value="0.00001512" calcext:value-type="float">
            <text:p>1.512E-05</text:p>
          </table:table-cell>
          <table:table-cell office:value-type="float" office:value="0.1361" calcext:value-type="float">
            <text:p>1.361E-01</text:p>
          </table:table-cell>
          <table:table-cell office:value-type="float" office:value="0.0000123" calcext:value-type="float">
            <text:p>1.230E-05</text:p>
          </table:table-cell>
          <table:table-cell office:value-type="float" office:value="0.1361" calcext:value-type="float">
            <text:p>1.361E-01</text:p>
          </table:table-cell>
          <table:table-cell office:value-type="float" office:value="1.795E+052" calcext:value-type="float">
            <text:p>1.795E+52</text:p>
          </table:table-cell>
          <table:table-cell office:value-type="float" office:value="0.1361" calcext:value-type="float">
            <text:p>1.361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36" calcext:value-type="float">
            <text:p>12.136</text:p>
          </table:table-cell>
          <table:table-cell office:value-type="float" office:value="12.169" calcext:value-type="float">
            <text:p>12.169</text:p>
          </table:table-cell>
          <table:table-cell office:value-type="float" office:value="0.0325" calcext:value-type="float">
            <text:p>3.250E-02</text:p>
          </table:table-cell>
          <table:table-cell office:value-type="float" office:value="0.06837" calcext:value-type="float">
            <text:p>6.837E-02</text:p>
          </table:table-cell>
          <table:table-cell office:value-type="float" office:value="0.446" calcext:value-type="float">
            <text:p>0.446</text:p>
          </table:table-cell>
          <table:table-cell office:value-type="float" office:value="0.7638" calcext:value-type="float">
            <text:p>7.638E-01</text:p>
          </table:table-cell>
          <table:table-cell office:value-type="float" office:value="0.00001115" calcext:value-type="float">
            <text:p>1.115E-05</text:p>
          </table:table-cell>
          <table:table-cell office:value-type="float" office:value="0.1003" calcext:value-type="float">
            <text:p>1.003E-01</text:p>
          </table:table-cell>
          <table:table-cell office:value-type="float" office:value="0.000009058" calcext:value-type="float">
            <text:p>9.058E-06</text:p>
          </table:table-cell>
          <table:table-cell office:value-type="float" office:value="0.1003" calcext:value-type="float">
            <text:p>1.003E-01</text:p>
          </table:table-cell>
          <table:table-cell office:value-type="float" office:value="1.324E+052" calcext:value-type="float">
            <text:p>1.324E+52</text:p>
          </table:table-cell>
          <table:table-cell office:value-type="float" office:value="0.1003" calcext:value-type="float">
            <text:p>1.003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01" calcext:value-type="float">
            <text:p>12.101</text:p>
          </table:table-cell>
          <table:table-cell office:value-type="float" office:value="12.136" calcext:value-type="float">
            <text:p>12.136</text:p>
          </table:table-cell>
          <table:table-cell office:value-type="float" office:value="0.03488" calcext:value-type="float">
            <text:p>3.488E-02</text:p>
          </table:table-cell>
          <table:table-cell office:value-type="float" office:value="0.07338" calcext:value-type="float">
            <text:p>7.338E-02</text:p>
          </table:table-cell>
          <table:table-cell office:value-type="float" office:value="0.489" calcext:value-type="float">
            <text:p>0.489</text:p>
          </table:table-cell>
          <table:table-cell office:value-type="float" office:value="0.8379" calcext:value-type="float">
            <text:p>8.379E-01</text:p>
          </table:table-cell>
          <table:table-cell office:value-type="float" office:value="0.00001364" calcext:value-type="float">
            <text:p>1.364E-05</text:p>
          </table:table-cell>
          <table:table-cell office:value-type="float" office:value="0.1227" calcext:value-type="float">
            <text:p>1.227E-01</text:p>
          </table:table-cell>
          <table:table-cell office:value-type="float" office:value="0.00001107" calcext:value-type="float">
            <text:p>1.107E-05</text:p>
          </table:table-cell>
          <table:table-cell office:value-type="float" office:value="0.1226" calcext:value-type="float">
            <text:p>1.226E-01</text:p>
          </table:table-cell>
          <table:table-cell office:value-type="float" office:value="1.619E+052" calcext:value-type="float">
            <text:p>1.619E+52</text:p>
          </table:table-cell>
          <table:table-cell office:value-type="float" office:value="0.1227" calcext:value-type="float">
            <text:p>1.227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64" calcext:value-type="float">
            <text:p>12.064</text:p>
          </table:table-cell>
          <table:table-cell office:value-type="float" office:value="12.101" calcext:value-type="float">
            <text:p>12.101</text:p>
          </table:table-cell>
          <table:table-cell office:value-type="float" office:value="0.03706" calcext:value-type="float">
            <text:p>3.706E-02</text:p>
          </table:table-cell>
          <table:table-cell office:value-type="float" office:value="0.07796" calcext:value-type="float">
            <text:p>7.796E-02</text:p>
          </table:table-cell>
          <table:table-cell office:value-type="float" office:value="0.535" calcext:value-type="float">
            <text:p>0.535</text:p>
          </table:table-cell>
          <table:table-cell office:value-type="float" office:value="0.9167" calcext:value-type="float">
            <text:p>9.167E-01</text:p>
          </table:table-cell>
          <table:table-cell office:value-type="float" office:value="0.00001654" calcext:value-type="float">
            <text:p>1.654E-05</text:p>
          </table:table-cell>
          <table:table-cell office:value-type="float" office:value="0.1488" calcext:value-type="float">
            <text:p>1.488E-01</text:p>
          </table:table-cell>
          <table:table-cell office:value-type="float" office:value="0.00001342" calcext:value-type="float">
            <text:p>1.342E-05</text:p>
          </table:table-cell>
          <table:table-cell office:value-type="float" office:value="0.1486" calcext:value-type="float">
            <text:p>1.486E-01</text:p>
          </table:table-cell>
          <table:table-cell office:value-type="float" office:value="1.964E+052" calcext:value-type="float">
            <text:p>1.964E+52</text:p>
          </table:table-cell>
          <table:table-cell office:value-type="float" office:value="0.1488" calcext:value-type="float">
            <text:p>1.488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2" calcext:value-type="float">
            <text:p>12.042</text:p>
          </table:table-cell>
          <table:table-cell office:value-type="float" office:value="12.064" calcext:value-type="float">
            <text:p>12.064</text:p>
          </table:table-cell>
          <table:table-cell office:value-type="float" office:value="0.02191" calcext:value-type="float">
            <text:p>2.191E-02</text:p>
          </table:table-cell>
          <table:table-cell office:value-type="float" office:value="0.04609" calcext:value-type="float">
            <text:p>4.609E-02</text:p>
          </table:table-cell>
          <table:table-cell office:value-type="float" office:value="0.563" calcext:value-type="float">
            <text:p>0.563</text:p>
          </table:table-cell>
          <table:table-cell office:value-type="float" office:value="0.9636" calcext:value-type="float">
            <text:p>9.636E-01</text:p>
          </table:table-cell>
          <table:table-cell office:value-type="float" office:value="0.00001094" calcext:value-type="float">
            <text:p>1.094E-05</text:p>
          </table:table-cell>
          <table:table-cell office:value-type="float" office:value="0.09841" calcext:value-type="float">
            <text:p>9.841E-02</text:p>
          </table:table-cell>
          <table:table-cell office:value-type="float" office:value="0.000008864" calcext:value-type="float">
            <text:p>8.864E-06</text:p>
          </table:table-cell>
          <table:table-cell office:value-type="float" office:value="0.09815" calcext:value-type="float">
            <text:p>9.815E-02</text:p>
          </table:table-cell>
          <table:table-cell office:value-type="float" office:value="1.298E+052" calcext:value-type="float">
            <text:p>1.298E+52</text:p>
          </table:table-cell>
          <table:table-cell office:value-type="float" office:value="0.09841" calcext:value-type="float">
            <text:p>9.841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3" calcext:value-type="float">
            <text:p>12.030</text:p>
          </table:table-cell>
          <table:table-cell office:value-type="float" office:value="12.042" calcext:value-type="float">
            <text:p>12.042</text:p>
          </table:table-cell>
          <table:table-cell office:value-type="float" office:value="0.01138" calcext:value-type="float">
            <text:p>1.138E-02</text:p>
          </table:table-cell>
          <table:table-cell office:value-type="float" office:value="0.02393" calcext:value-type="float">
            <text:p>2.393E-02</text:p>
          </table:table-cell>
          <table:table-cell office:value-type="float" office:value="0.577" calcext:value-type="float">
            <text:p>0.577</text:p>
          </table:table-cell>
          <table:table-cell office:value-type="float" office:value="0.9882" calcext:value-type="float">
            <text:p>9.882E-01</text:p>
          </table:table-cell>
          <table:table-cell office:value-type="float" office:value="0.000006026" calcext:value-type="float">
            <text:p>6.026E-06</text:p>
          </table:table-cell>
          <table:table-cell office:value-type="float" office:value="0.05422" calcext:value-type="float">
            <text:p>5.422E-02</text:p>
          </table:table-cell>
          <table:table-cell office:value-type="float" office:value="0.000004882" calcext:value-type="float">
            <text:p>4.882E-06</text:p>
          </table:table-cell>
          <table:table-cell office:value-type="float" office:value="0.05406" calcext:value-type="float">
            <text:p>5.406E-02</text:p>
          </table:table-cell>
          <table:table-cell office:value-type="float" office:value="7.154E+051" calcext:value-type="float">
            <text:p>7.154E+51</text:p>
          </table:table-cell>
          <table:table-cell office:value-type="float" office:value="0.05422" calcext:value-type="float">
            <text:p>5.422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" calcext:value-type="float">
            <text:p>12.030</text:p>
          </table:table-cell>
          <table:table-cell office:value-type="float" office:value="0.005298" calcext:value-type="float">
            <text:p>5.298E-03</text:p>
          </table:table-cell>
          <table:table-cell office:value-type="float" office:value="0.01115" calcext:value-type="float">
            <text:p>1.115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914" calcext:value-type="float">
            <text:p>2.914E-06</text:p>
          </table:table-cell>
          <table:table-cell office:value-type="float" office:value="0.02622" calcext:value-type="float">
            <text:p>2.622E-02</text:p>
          </table:table-cell>
          <table:table-cell office:value-type="float" office:value="0.00000236" calcext:value-type="float">
            <text:p>2.360E-06</text:p>
          </table:table-cell>
          <table:table-cell office:value-type="float" office:value="0.02614" calcext:value-type="float">
            <text:p>2.614E-02</text:p>
          </table:table-cell>
          <table:table-cell office:value-type="float" office:value="3.459E+051" calcext:value-type="float">
            <text:p>3.459E+51</text:p>
          </table:table-cell>
          <table:table-cell office:value-type="float" office:value="0.02622" calcext:value-type="float">
            <text:p>2.622E-02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2" calcext:value-type="float">
            <text:p>9.202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8" calcext:value-type="float">
            <text:p>9.158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63" calcext:value-type="float">
            <text:p>3.063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83" calcext:value-type="float">
            <text:p>3.083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63" calcext:value-type="float">
            <text:p>3.063E-04</text:p>
          </table:table-cell>
          <table:table-cell table:number-columns-repeated="2"/>
          <table:table-cell office:value-type="float" office:value="0.00009043" calcext:value-type="float">
            <text:p>9.043E-05</text:p>
          </table:table-cell>
          <table:table-cell office:value-type="float" office:value="0.0000646" calcext:value-type="float">
            <text:p>6.460E-05</text:p>
          </table:table-cell>
          <table:table-cell office:value-type="float" office:value="0.4753" calcext:value-type="float">
            <text:p>4.753E-01</text:p>
          </table:table-cell>
          <table:table-cell office:value-type="float" office:value="0.03803" calcext:value-type="float">
            <text:p>3.803E-02</text:p>
          </table:table-cell>
          <table:table-cell office:value-type="float" office:value="0.0001113" calcext:value-type="float">
            <text:p>1.113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8" calcext:value-type="float">
            <text:p>5.838E-01</text:p>
          </table:table-cell>
          <table:table-cell office:value-type="float" office:value="1.321E+053" calcext:value-type="float">
            <text:p>1.321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8" calcext:value-type="float">
            <text:p>9.668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56" calcext:value-type="float">
            <text:p>1.156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63" calcext:value-type="float">
            <text:p>1.163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56" calcext:value-type="float">
            <text:p>1.15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9" calcext:value-type="float">
            <text:p>5.729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86" calcext:value-type="float">
            <text:p>1.386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94" calcext:value-type="float">
            <text:p>1.394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86" calcext:value-type="float">
            <text:p>1.386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1" calcext:value-type="float">
            <text:p>1.091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118" calcext:value-type="float">
            <text:p>4.118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137" calcext:value-type="float">
            <text:p>4.137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118" calcext:value-type="float">
            <text:p>4.118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6" calcext:value-type="float">
            <text:p>3.926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97" calcext:value-type="float">
            <text:p>6.970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6995" calcext:value-type="float">
            <text:p>6.995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97" calcext:value-type="float">
            <text:p>6.97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39" calcext:value-type="float">
            <text:p>5.039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817" calcext:value-type="float">
            <text:p>8.817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838" calcext:value-type="float">
            <text:p>8.838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817" calcext:value-type="float">
            <text:p>8.817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7" calcext:value-type="float">
            <text:p>5.177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6" calcext:value-type="float">
            <text:p>1.260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62" calcext:value-type="float">
            <text:p>1.262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6" calcext:value-type="float">
            <text:p>1.260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799" calcext:value-type="float">
            <text:p>3.799E-02</text:p>
          </table:table-cell>
          <table:table-cell office:value-type="float" office:value="0.07992" calcext:value-type="float">
            <text:p>7.992E-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8" calcext:value-type="float">
            <text:p>5.980E-01</text:p>
          </table:table-cell>
          <table:table-cell office:value-type="float" office:value="0.000009125" calcext:value-type="float">
            <text:p>9.125E-06</text:p>
          </table:table-cell>
          <table:table-cell office:value-type="float" office:value="0.08199" calcext:value-type="float">
            <text:p>8.199E-02</text:p>
          </table:table-cell>
          <table:table-cell office:value-type="float" office:value="0.000007424" calcext:value-type="float">
            <text:p>7.424E-06</text:p>
          </table:table-cell>
          <table:table-cell office:value-type="float" office:value="0.0821" calcext:value-type="float">
            <text:p>8.210E-02</text:p>
          </table:table-cell>
          <table:table-cell office:value-type="float" office:value="1.083E+052" calcext:value-type="float">
            <text:p>1.083E+52</text:p>
          </table:table-cell>
          <table:table-cell office:value-type="float" office:value="0.08199" calcext:value-type="float">
            <text:p>8.199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03" calcext:value-type="float">
            <text:p>12.203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1163" calcext:value-type="float">
            <text:p>1.163E-02</text:p>
          </table:table-cell>
          <table:table-cell office:value-type="float" office:value="0.02447" calcext:value-type="float">
            <text:p>2.447E-0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229" calcext:value-type="float">
            <text:p>6.229E-01</text:p>
          </table:table-cell>
          <table:table-cell office:value-type="float" office:value="0.000003129" calcext:value-type="float">
            <text:p>3.129E-06</text:p>
          </table:table-cell>
          <table:table-cell office:value-type="float" office:value="0.02812" calcext:value-type="float">
            <text:p>2.812E-02</text:p>
          </table:table-cell>
          <table:table-cell office:value-type="float" office:value="0.000002545" calcext:value-type="float">
            <text:p>2.545E-06</text:p>
          </table:table-cell>
          <table:table-cell office:value-type="float" office:value="0.02814" calcext:value-type="float">
            <text:p>2.814E-02</text:p>
          </table:table-cell>
          <table:table-cell office:value-type="float" office:value="3.715E+051" calcext:value-type="float">
            <text:p>3.715E+51</text:p>
          </table:table-cell>
          <table:table-cell office:value-type="float" office:value="0.02812" calcext:value-type="float">
            <text:p>2.812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67" calcext:value-type="float">
            <text:p>12.167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03565" calcext:value-type="float">
            <text:p>3.565E-02</text:p>
          </table:table-cell>
          <table:table-cell office:value-type="float" office:value="0.07501" calcext:value-type="float">
            <text:p>7.501E-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6985" calcext:value-type="float">
            <text:p>6.985E-01</text:p>
          </table:table-cell>
          <table:table-cell office:value-type="float" office:value="0.00001069" calcext:value-type="float">
            <text:p>1.069E-05</text:p>
          </table:table-cell>
          <table:table-cell office:value-type="float" office:value="0.09609" calcext:value-type="float">
            <text:p>9.609E-02</text:p>
          </table:table-cell>
          <table:table-cell office:value-type="float" office:value="0.000008692" calcext:value-type="float">
            <text:p>8.692E-06</text:p>
          </table:table-cell>
          <table:table-cell office:value-type="float" office:value="0.09612" calcext:value-type="float">
            <text:p>9.612E-02</text:p>
          </table:table-cell>
          <table:table-cell office:value-type="float" office:value="1.27E+052" calcext:value-type="float">
            <text:p>1.270E+52</text:p>
          </table:table-cell>
          <table:table-cell office:value-type="float" office:value="0.09609" calcext:value-type="float">
            <text:p>9.609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43" calcext:value-type="float">
            <text:p>12.143</text:p>
          </table:table-cell>
          <table:table-cell office:value-type="float" office:value="12.167" calcext:value-type="float">
            <text:p>12.167</text:p>
          </table:table-cell>
          <table:table-cell office:value-type="float" office:value="0.02415" calcext:value-type="float">
            <text:p>2.415E-02</text:p>
          </table:table-cell>
          <table:table-cell office:value-type="float" office:value="0.0508" calcext:value-type="float">
            <text:p>5.080E-02</text:p>
          </table:table-cell>
          <table:table-cell office:value-type="float" office:value="0.438" calcext:value-type="float">
            <text:p>0.438</text:p>
          </table:table-cell>
          <table:table-cell office:value-type="float" office:value="0.7499" calcext:value-type="float">
            <text:p>7.499E-01</text:p>
          </table:table-cell>
          <table:table-cell office:value-type="float" office:value="0.000008206" calcext:value-type="float">
            <text:p>8.206E-06</text:p>
          </table:table-cell>
          <table:table-cell office:value-type="float" office:value="0.07374" calcext:value-type="float">
            <text:p>7.374E-02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0.07371" calcext:value-type="float">
            <text:p>7.371E-02</text:p>
          </table:table-cell>
          <table:table-cell office:value-type="float" office:value="9.742E+051" calcext:value-type="float">
            <text:p>9.742E+51</text:p>
          </table:table-cell>
          <table:table-cell office:value-type="float" office:value="0.07374" calcext:value-type="float">
            <text:p>7.374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143" calcext:value-type="float">
            <text:p>12.143</text:p>
          </table:table-cell>
          <table:table-cell office:value-type="float" office:value="0.02968" calcext:value-type="float">
            <text:p>2.968E-02</text:p>
          </table:table-cell>
          <table:table-cell office:value-type="float" office:value="0.06244" calcext:value-type="float">
            <text:p>6.244E-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13" calcext:value-type="float">
            <text:p>8.130E-01</text:p>
          </table:table-cell>
          <table:table-cell office:value-type="float" office:value="0.00001128" calcext:value-type="float">
            <text:p>1.128E-05</text:p>
          </table:table-cell>
          <table:table-cell office:value-type="float" office:value="0.1014" calcext:value-type="float">
            <text:p>1.014E-01</text:p>
          </table:table-cell>
          <table:table-cell office:value-type="float" office:value="0.000009162" calcext:value-type="float">
            <text:p>9.162E-06</text:p>
          </table:table-cell>
          <table:table-cell office:value-type="float" office:value="0.1013" calcext:value-type="float">
            <text:p>1.013E-01</text:p>
          </table:table-cell>
          <table:table-cell office:value-type="float" office:value="1.34E+052" calcext:value-type="float">
            <text:p>1.340E+52</text:p>
          </table:table-cell>
          <table:table-cell office:value-type="float" office:value="0.1014" calcext:value-type="float">
            <text:p>1.014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78" calcext:value-type="float">
            <text:p>12.078</text:p>
          </table:table-cell>
          <table:table-cell office:value-type="float" office:value="12.113" calcext:value-type="float">
            <text:p>12.113</text:p>
          </table:table-cell>
          <table:table-cell office:value-type="float" office:value="0.03478" calcext:value-type="float">
            <text:p>3.478E-02</text:p>
          </table:table-cell>
          <table:table-cell office:value-type="float" office:value="0.07317" calcext:value-type="float">
            <text:p>7.317E-02</text:p>
          </table:table-cell>
          <table:table-cell office:value-type="float" office:value="0.518" calcext:value-type="float">
            <text:p>0.518</text:p>
          </table:table-cell>
          <table:table-cell office:value-type="float" office:value="0.8869" calcext:value-type="float">
            <text:p>8.869E-01</text:p>
          </table:table-cell>
          <table:table-cell office:value-type="float" office:value="0.00001498" calcext:value-type="float">
            <text:p>1.498E-05</text:p>
          </table:table-cell>
          <table:table-cell office:value-type="float" office:value="0.1346" calcext:value-type="float">
            <text:p>1.346E-01</text:p>
          </table:table-cell>
          <table:table-cell office:value-type="float" office:value="0.00001216" calcext:value-type="float">
            <text:p>1.216E-05</text:p>
          </table:table-cell>
          <table:table-cell office:value-type="float" office:value="0.1344" calcext:value-type="float">
            <text:p>1.344E-01</text:p>
          </table:table-cell>
          <table:table-cell office:value-type="float" office:value="1.779E+052" calcext:value-type="float">
            <text:p>1.779E+52</text:p>
          </table:table-cell>
          <table:table-cell office:value-type="float" office:value="0.1346" calcext:value-type="float">
            <text:p>1.346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63" calcext:value-type="float">
            <text:p>12.063</text:p>
          </table:table-cell>
          <table:table-cell office:value-type="float" office:value="12.078" calcext:value-type="float">
            <text:p>12.078</text:p>
          </table:table-cell>
          <table:table-cell office:value-type="float" office:value="0.01474" calcext:value-type="float">
            <text:p>1.474E-02</text:p>
          </table:table-cell>
          <table:table-cell office:value-type="float" office:value="0.031" calcext:value-type="float">
            <text:p>3.100E-02</text:p>
          </table:table-cell>
          <table:table-cell office:value-type="float" office:value="0.536" calcext:value-type="float">
            <text:p>0.536</text:p>
          </table:table-cell>
          <table:table-cell office:value-type="float" office:value="0.9186" calcext:value-type="float">
            <text:p>9.186E-01</text:p>
          </table:table-cell>
          <table:table-cell office:value-type="float" office:value="0.000006907" calcext:value-type="float">
            <text:p>6.907E-06</text:p>
          </table:table-cell>
          <table:table-cell office:value-type="float" office:value="0.06207" calcext:value-type="float">
            <text:p>6.207E-02</text:p>
          </table:table-cell>
          <table:table-cell office:value-type="float" office:value="0.000005601" calcext:value-type="float">
            <text:p>5.601E-06</text:p>
          </table:table-cell>
          <table:table-cell office:value-type="float" office:value="0.06193" calcext:value-type="float">
            <text:p>6.193E-02</text:p>
          </table:table-cell>
          <table:table-cell office:value-type="float" office:value="8.2E+051" calcext:value-type="float">
            <text:p>8.200E+51</text:p>
          </table:table-cell>
          <table:table-cell office:value-type="float" office:value="0.06207" calcext:value-type="float">
            <text:p>6.207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55" calcext:value-type="float">
            <text:p>12.055</text:p>
          </table:table-cell>
          <table:table-cell office:value-type="float" office:value="12.063" calcext:value-type="float">
            <text:p>12.063</text:p>
          </table:table-cell>
          <table:table-cell office:value-type="float" office:value="0.007456" calcext:value-type="float">
            <text:p>7.456E-03</text:p>
          </table:table-cell>
          <table:table-cell office:value-type="float" office:value="0.01569" calcext:value-type="float">
            <text:p>1.569E-0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349" calcext:value-type="float">
            <text:p>9.349E-01</text:p>
          </table:table-cell>
          <table:table-cell office:value-type="float" office:value="0.000003663" calcext:value-type="float">
            <text:p>3.663E-06</text:p>
          </table:table-cell>
          <table:table-cell office:value-type="float" office:value="0.03292" calcext:value-type="float">
            <text:p>3.292E-02</text:p>
          </table:table-cell>
          <table:table-cell office:value-type="float" office:value="0.00000297" calcext:value-type="float">
            <text:p>2.970E-06</text:p>
          </table:table-cell>
          <table:table-cell office:value-type="float" office:value="0.03284" calcext:value-type="float">
            <text:p>3.284E-02</text:p>
          </table:table-cell>
          <table:table-cell office:value-type="float" office:value="4.349E+051" calcext:value-type="float">
            <text:p>4.349E+51</text:p>
          </table:table-cell>
          <table:table-cell office:value-type="float" office:value="0.03292" calcext:value-type="float">
            <text:p>3.292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55" calcext:value-type="float">
            <text:p>12.055</text:p>
          </table:table-cell>
          <table:table-cell office:value-type="float" office:value="0.03052" calcext:value-type="float">
            <text:p>3.052E-02</text:p>
          </table:table-cell>
          <table:table-cell office:value-type="float" office:value="0.06421" calcext:value-type="float">
            <text:p>6.421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1602" calcext:value-type="float">
            <text:p>1.602E-05</text:p>
          </table:table-cell>
          <table:table-cell office:value-type="float" office:value="0.144" calcext:value-type="float">
            <text:p>1.440E-01</text:p>
          </table:table-cell>
          <table:table-cell office:value-type="float" office:value="0.00001298" calcext:value-type="float">
            <text:p>1.298E-05</text:p>
          </table:table-cell>
          <table:table-cell office:value-type="float" office:value="0.1435" calcext:value-type="float">
            <text:p>1.435E-01</text:p>
          </table:table-cell>
          <table:table-cell office:value-type="float" office:value="1.902E+052" calcext:value-type="float">
            <text:p>1.902E+52</text:p>
          </table:table-cell>
          <table:table-cell office:value-type="float" office:value="0.144" calcext:value-type="float">
            <text:p>1.440E-01</text:p>
          </table:table-cell>
          <table:table-cell table:number-columns-repeated="10"/>
        </table:table-row>
        <table:table-row table:style-name="ro1" table:number-rows-repeated="104855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1" calcext:value-type="float">
            <text:p>9.201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7" calcext:value-type="float">
            <text:p>9.157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63" calcext:value-type="float">
            <text:p>3.063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83" calcext:value-type="float">
            <text:p>3.083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63" calcext:value-type="float">
            <text:p>3.063E-04</text:p>
          </table:table-cell>
          <table:table-cell table:number-columns-repeated="2"/>
          <table:table-cell office:value-type="float" office:value="0.00009044" calcext:value-type="float">
            <text:p>9.044E-05</text:p>
          </table:table-cell>
          <table:table-cell office:value-type="float" office:value="0.0000646" calcext:value-type="float">
            <text:p>6.460E-05</text:p>
          </table:table-cell>
          <table:table-cell office:value-type="float" office:value="0.4754" calcext:value-type="float">
            <text:p>4.754E-01</text:p>
          </table:table-cell>
          <table:table-cell office:value-type="float" office:value="0.03803" calcext:value-type="float">
            <text:p>3.803E-02</text:p>
          </table:table-cell>
          <table:table-cell office:value-type="float" office:value="0.0001113" calcext:value-type="float">
            <text:p>1.113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9" calcext:value-type="float">
            <text:p>5.839E-01</text:p>
          </table:table-cell>
          <table:table-cell office:value-type="float" office:value="1.321E+053" calcext:value-type="float">
            <text:p>1.321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7" calcext:value-type="float">
            <text:p>9.667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56" calcext:value-type="float">
            <text:p>1.156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63" calcext:value-type="float">
            <text:p>1.163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56" calcext:value-type="float">
            <text:p>1.15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9" calcext:value-type="float">
            <text:p>5.729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86" calcext:value-type="float">
            <text:p>1.386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94" calcext:value-type="float">
            <text:p>1.394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86" calcext:value-type="float">
            <text:p>1.386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118" calcext:value-type="float">
            <text:p>4.118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137" calcext:value-type="float">
            <text:p>4.137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118" calcext:value-type="float">
            <text:p>4.118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6" calcext:value-type="float">
            <text:p>3.926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97" calcext:value-type="float">
            <text:p>6.970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6995" calcext:value-type="float">
            <text:p>6.995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97" calcext:value-type="float">
            <text:p>6.97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38" calcext:value-type="float">
            <text:p>5.038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817" calcext:value-type="float">
            <text:p>8.817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838" calcext:value-type="float">
            <text:p>8.838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817" calcext:value-type="float">
            <text:p>8.817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6" calcext:value-type="float">
            <text:p>5.176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6" calcext:value-type="float">
            <text:p>1.260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62" calcext:value-type="float">
            <text:p>1.262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6" calcext:value-type="float">
            <text:p>1.260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799" calcext:value-type="float">
            <text:p>3.799E-02</text:p>
          </table:table-cell>
          <table:table-cell office:value-type="float" office:value="0.07991" calcext:value-type="float">
            <text:p>7.991E-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8" calcext:value-type="float">
            <text:p>5.980E-01</text:p>
          </table:table-cell>
          <table:table-cell office:value-type="float" office:value="0.000009125" calcext:value-type="float">
            <text:p>9.125E-06</text:p>
          </table:table-cell>
          <table:table-cell office:value-type="float" office:value="0.08199" calcext:value-type="float">
            <text:p>8.199E-02</text:p>
          </table:table-cell>
          <table:table-cell office:value-type="float" office:value="0.000007424" calcext:value-type="float">
            <text:p>7.424E-06</text:p>
          </table:table-cell>
          <table:table-cell office:value-type="float" office:value="0.0821" calcext:value-type="float">
            <text:p>8.210E-02</text:p>
          </table:table-cell>
          <table:table-cell office:value-type="float" office:value="1.083E+052" calcext:value-type="float">
            <text:p>1.083E+52</text:p>
          </table:table-cell>
          <table:table-cell office:value-type="float" office:value="0.08199" calcext:value-type="float">
            <text:p>8.199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13" calcext:value-type="float">
            <text:p>12.213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01936" calcext:value-type="float">
            <text:p>1.936E-03</text:p>
          </table:table-cell>
          <table:table-cell office:value-type="float" office:value="0.004073" calcext:value-type="float">
            <text:p>4.073E-03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24" calcext:value-type="float">
            <text:p>6.024E-01</text:p>
          </table:table-cell>
          <table:table-cell office:value-type="float" office:value="0.000000512" calcext:value-type="float">
            <text:p>5.120E-07</text:p>
          </table:table-cell>
          <table:table-cell office:value-type="float" office:value="0.004601" calcext:value-type="float">
            <text:p>4.601E-03</text:p>
          </table:table-cell>
          <table:table-cell office:value-type="float" office:value="0.0000004164" calcext:value-type="float">
            <text:p>4.164E-07</text:p>
          </table:table-cell>
          <table:table-cell office:value-type="float" office:value="0.004605" calcext:value-type="float">
            <text:p>4.605E-03</text:p>
          </table:table-cell>
          <table:table-cell office:value-type="float" office:value="6.078E+050" calcext:value-type="float">
            <text:p>6.078E+50</text:p>
          </table:table-cell>
          <table:table-cell office:value-type="float" office:value="0.004601" calcext:value-type="float">
            <text:p>4.601E-0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72" calcext:value-type="float">
            <text:p>12.172</text:p>
          </table:table-cell>
          <table:table-cell office:value-type="float" office:value="12.213" calcext:value-type="float">
            <text:p>12.213</text:p>
          </table:table-cell>
          <table:table-cell office:value-type="float" office:value="0.04071" calcext:value-type="float">
            <text:p>4.071E-02</text:p>
          </table:table-cell>
          <table:table-cell office:value-type="float" office:value="0.08564" calcext:value-type="float">
            <text:p>8.564E-02</text:p>
          </table:table-cell>
          <table:table-cell office:value-type="float" office:value="0.402" calcext:value-type="float">
            <text:p>0.402</text:p>
          </table:table-cell>
          <table:table-cell office:value-type="float" office:value="0.6886" calcext:value-type="float">
            <text:p>6.886E-01</text:p>
          </table:table-cell>
          <table:table-cell office:value-type="float" office:value="0.00001193" calcext:value-type="float">
            <text:p>1.193E-05</text:p>
          </table:table-cell>
          <table:table-cell office:value-type="float" office:value="0.1072" calcext:value-type="float">
            <text:p>1.072E-01</text:p>
          </table:table-cell>
          <table:table-cell office:value-type="float" office:value="0.000009698" calcext:value-type="float">
            <text:p>9.698E-06</text:p>
          </table:table-cell>
          <table:table-cell office:value-type="float" office:value="0.1072" calcext:value-type="float">
            <text:p>1.072E-01</text:p>
          </table:table-cell>
          <table:table-cell office:value-type="float" office:value="1.416E+052" calcext:value-type="float">
            <text:p>1.416E+52</text:p>
          </table:table-cell>
          <table:table-cell office:value-type="float" office:value="0.1072" calcext:value-type="float">
            <text:p>1.072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38" calcext:value-type="float">
            <text:p>12.138</text:p>
          </table:table-cell>
          <table:table-cell office:value-type="float" office:value="12.172" calcext:value-type="float">
            <text:p>12.172</text:p>
          </table:table-cell>
          <table:table-cell office:value-type="float" office:value="0.03428" calcext:value-type="float">
            <text:p>3.428E-02</text:p>
          </table:table-cell>
          <table:table-cell office:value-type="float" office:value="0.07211" calcext:value-type="float">
            <text:p>7.211E-02</text:p>
          </table:table-cell>
          <table:table-cell office:value-type="float" office:value="0.445" calcext:value-type="float">
            <text:p>0.445</text:p>
          </table:table-cell>
          <table:table-cell office:value-type="float" office:value="0.7613" calcext:value-type="float">
            <text:p>7.613E-01</text:p>
          </table:table-cell>
          <table:table-cell office:value-type="float" office:value="0.00001168" calcext:value-type="float">
            <text:p>1.168E-05</text:p>
          </table:table-cell>
          <table:table-cell office:value-type="float" office:value="0.1049" calcext:value-type="float">
            <text:p>1.049E-01</text:p>
          </table:table-cell>
          <table:table-cell office:value-type="float" office:value="0.000009486" calcext:value-type="float">
            <text:p>9.486E-06</text:p>
          </table:table-cell>
          <table:table-cell office:value-type="float" office:value="0.1049" calcext:value-type="float">
            <text:p>1.049E-01</text:p>
          </table:table-cell>
          <table:table-cell office:value-type="float" office:value="1.386E+052" calcext:value-type="float">
            <text:p>1.386E+52</text:p>
          </table:table-cell>
          <table:table-cell office:value-type="float" office:value="0.1049" calcext:value-type="float">
            <text:p>1.049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137" calcext:value-type="float">
            <text:p>12.137</text:p>
          </table:table-cell>
          <table:table-cell office:value-type="float" office:value="0.03196" calcext:value-type="float">
            <text:p>3.196E-02</text:p>
          </table:table-cell>
          <table:table-cell office:value-type="float" office:value="0.06722" calcext:value-type="float">
            <text:p>6.722E-02</text:p>
          </table:table-cell>
          <table:table-cell office:value-type="float" office:value="0.484" calcext:value-type="float">
            <text:p>0.484</text:p>
          </table:table-cell>
          <table:table-cell office:value-type="float" office:value="0.8293" calcext:value-type="float">
            <text:p>8.293E-01</text:p>
          </table:table-cell>
          <table:table-cell office:value-type="float" office:value="0.00001239" calcext:value-type="float">
            <text:p>1.239E-05</text:p>
          </table:table-cell>
          <table:table-cell office:value-type="float" office:value="0.1114" calcext:value-type="float">
            <text:p>1.114E-01</text:p>
          </table:table-cell>
          <table:table-cell office:value-type="float" office:value="0.00001006" calcext:value-type="float">
            <text:p>1.006E-05</text:p>
          </table:table-cell>
          <table:table-cell office:value-type="float" office:value="0.1113" calcext:value-type="float">
            <text:p>1.113E-01</text:p>
          </table:table-cell>
          <table:table-cell office:value-type="float" office:value="1.472E+052" calcext:value-type="float">
            <text:p>1.472E+52</text:p>
          </table:table-cell>
          <table:table-cell office:value-type="float" office:value="0.1114" calcext:value-type="float">
            <text:p>1.114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72" calcext:value-type="float">
            <text:p>12.072</text:p>
          </table:table-cell>
          <table:table-cell office:value-type="float" office:value="12.105" calcext:value-type="float">
            <text:p>12.105</text:p>
          </table:table-cell>
          <table:table-cell office:value-type="float" office:value="0.03315" calcext:value-type="float">
            <text:p>3.315E-02</text:p>
          </table:table-cell>
          <table:table-cell office:value-type="float" office:value="0.06973" calcext:value-type="float">
            <text:p>6.973E-02</text:p>
          </table:table-cell>
          <table:table-cell office:value-type="float" office:value="0.525" calcext:value-type="float">
            <text:p>0.525</text:p>
          </table:table-cell>
          <table:table-cell office:value-type="float" office:value="0.8998" calcext:value-type="float">
            <text:p>8.998E-01</text:p>
          </table:table-cell>
          <table:table-cell office:value-type="float" office:value="0.00001455" calcext:value-type="float">
            <text:p>1.455E-05</text:p>
          </table:table-cell>
          <table:table-cell office:value-type="float" office:value="0.1308" calcext:value-type="float">
            <text:p>1.308E-01</text:p>
          </table:table-cell>
          <table:table-cell office:value-type="float" office:value="0.00001181" calcext:value-type="float">
            <text:p>1.181E-05</text:p>
          </table:table-cell>
          <table:table-cell office:value-type="float" office:value="0.1305" calcext:value-type="float">
            <text:p>1.305E-01</text:p>
          </table:table-cell>
          <table:table-cell office:value-type="float" office:value="1.728E+052" calcext:value-type="float">
            <text:p>1.728E+52</text:p>
          </table:table-cell>
          <table:table-cell office:value-type="float" office:value="0.1308" calcext:value-type="float">
            <text:p>1.308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37" calcext:value-type="float">
            <text:p>12.037</text:p>
          </table:table-cell>
          <table:table-cell office:value-type="float" office:value="12.072" calcext:value-type="float">
            <text:p>12.072</text:p>
          </table:table-cell>
          <table:table-cell office:value-type="float" office:value="0.03504" calcext:value-type="float">
            <text:p>3.504E-02</text:p>
          </table:table-cell>
          <table:table-cell office:value-type="float" office:value="0.07371" calcext:value-type="float">
            <text:p>7.371E-02</text:p>
          </table:table-cell>
          <table:table-cell office:value-type="float" office:value="0.569" calcext:value-type="float">
            <text:p>0.569</text:p>
          </table:table-cell>
          <table:table-cell office:value-type="float" office:value="0.9744" calcext:value-type="float">
            <text:p>9.744E-01</text:p>
          </table:table-cell>
          <table:table-cell office:value-type="float" office:value="0.00001744" calcext:value-type="float">
            <text:p>1.744E-05</text:p>
          </table:table-cell>
          <table:table-cell office:value-type="float" office:value="0.1567" calcext:value-type="float">
            <text:p>1.567E-01</text:p>
          </table:table-cell>
          <table:table-cell office:value-type="float" office:value="0.00001413" calcext:value-type="float">
            <text:p>1.413E-05</text:p>
          </table:table-cell>
          <table:table-cell office:value-type="float" office:value="0.1563" calcext:value-type="float">
            <text:p>1.563E-01</text:p>
          </table:table-cell>
          <table:table-cell office:value-type="float" office:value="2.07E+052" calcext:value-type="float">
            <text:p>2.070E+52</text:p>
          </table:table-cell>
          <table:table-cell office:value-type="float" office:value="0.1567" calcext:value-type="float">
            <text:p>1.567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6" calcext:value-type="float">
            <text:p>12.036</text:p>
          </table:table-cell>
          <table:table-cell office:value-type="float" office:value="0.01185" calcext:value-type="float">
            <text:p>1.185E-02</text:p>
          </table:table-cell>
          <table:table-cell office:value-type="float" office:value="0.02494" calcext:value-type="float">
            <text:p>2.494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6497" calcext:value-type="float">
            <text:p>6.497E-06</text:p>
          </table:table-cell>
          <table:table-cell office:value-type="float" office:value="0.05838" calcext:value-type="float">
            <text:p>5.838E-02</text:p>
          </table:table-cell>
          <table:table-cell office:value-type="float" office:value="0.000005263" calcext:value-type="float">
            <text:p>5.263E-06</text:p>
          </table:table-cell>
          <table:table-cell office:value-type="float" office:value="0.0582" calcext:value-type="float">
            <text:p>5.820E-02</text:p>
          </table:table-cell>
          <table:table-cell office:value-type="float" office:value="7.713E+051" calcext:value-type="float">
            <text:p>7.713E+51</text:p>
          </table:table-cell>
          <table:table-cell office:value-type="float" office:value="0.05838" calcext:value-type="float">
            <text:p>5.838E-02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3" calcext:value-type="float">
            <text:p>9.203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8" calcext:value-type="float">
            <text:p>9.158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14" calcext:value-type="float">
            <text:p>3.014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34" calcext:value-type="float">
            <text:p>3.034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14" calcext:value-type="float">
            <text:p>3.014E-04</text:p>
          </table:table-cell>
          <table:table-cell table:number-columns-repeated="2"/>
          <table:table-cell office:value-type="float" office:value="0.0000919" calcext:value-type="float">
            <text:p>9.190E-05</text:p>
          </table:table-cell>
          <table:table-cell office:value-type="float" office:value="0.00006564" calcext:value-type="float">
            <text:p>6.564E-05</text:p>
          </table:table-cell>
          <table:table-cell office:value-type="float" office:value="0.4753" calcext:value-type="float">
            <text:p>4.753E-01</text:p>
          </table:table-cell>
          <table:table-cell office:value-type="float" office:value="0.03802" calcext:value-type="float">
            <text:p>3.802E-02</text:p>
          </table:table-cell>
          <table:table-cell office:value-type="float" office:value="0.0001131" calcext:value-type="float">
            <text:p>1.131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8" calcext:value-type="float">
            <text:p>5.838E-01</text:p>
          </table:table-cell>
          <table:table-cell office:value-type="float" office:value="1.343E+053" calcext:value-type="float">
            <text:p>1.343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9" calcext:value-type="float">
            <text:p>9.669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38" calcext:value-type="float">
            <text:p>1.138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45" calcext:value-type="float">
            <text:p>1.145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38" calcext:value-type="float">
            <text:p>1.138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9" calcext:value-type="float">
            <text:p>5.729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64" calcext:value-type="float">
            <text:p>1.364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72" calcext:value-type="float">
            <text:p>1.372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64" calcext:value-type="float">
            <text:p>1.364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1" calcext:value-type="float">
            <text:p>1.091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053" calcext:value-type="float">
            <text:p>4.053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071" calcext:value-type="float">
            <text:p>4.071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053" calcext:value-type="float">
            <text:p>4.053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7" calcext:value-type="float">
            <text:p>3.927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859" calcext:value-type="float">
            <text:p>6.859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6883" calcext:value-type="float">
            <text:p>6.883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859" calcext:value-type="float">
            <text:p>6.859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88" calcext:value-type="float">
            <text:p>12.288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2505" calcext:value-type="float">
            <text:p>2.505E-02</text:p>
          </table:table-cell>
          <table:table-cell office:value-type="float" office:value="0.0527" calcext:value-type="float">
            <text:p>5.270E-02</text:p>
          </table:table-cell>
          <table:table-cell office:value-type="float" office:value="0.26" calcext:value-type="float">
            <text:p>0.260</text:p>
          </table:table-cell>
          <table:table-cell office:value-type="float" office:value="0.4456" calcext:value-type="float">
            <text:p>4.456E-01</text:p>
          </table:table-cell>
          <table:table-cell office:value-type="float" office:value="0.000004363" calcext:value-type="float">
            <text:p>4.363E-06</text:p>
          </table:table-cell>
          <table:table-cell office:value-type="float" office:value="0.03858" calcext:value-type="float">
            <text:p>3.858E-02</text:p>
          </table:table-cell>
          <table:table-cell office:value-type="float" office:value="0.000003555" calcext:value-type="float">
            <text:p>3.555E-06</text:p>
          </table:table-cell>
          <table:table-cell office:value-type="float" office:value="0.03868" calcext:value-type="float">
            <text:p>3.868E-02</text:p>
          </table:table-cell>
          <table:table-cell office:value-type="float" office:value="5.18E+051" calcext:value-type="float">
            <text:p>5.180E+51</text:p>
          </table:table-cell>
          <table:table-cell office:value-type="float" office:value="0.03858" calcext:value-type="float">
            <text:p>3.858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2" calcext:value-type="float">
            <text:p>12.262</text:p>
          </table:table-cell>
          <table:table-cell office:value-type="float" office:value="12.287" calcext:value-type="float">
            <text:p>12.287</text:p>
          </table:table-cell>
          <table:table-cell office:value-type="float" office:value="0.02594" calcext:value-type="float">
            <text:p>2.594E-02</text:p>
          </table:table-cell>
          <table:table-cell office:value-type="float" office:value="0.05458" calcext:value-type="float">
            <text:p>5.458E-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05" calcext:value-type="float">
            <text:p>5.005E-01</text:p>
          </table:table-cell>
          <table:table-cell office:value-type="float" office:value="0.000005243" calcext:value-type="float">
            <text:p>5.243E-06</text:p>
          </table:table-cell>
          <table:table-cell office:value-type="float" office:value="0.04636" calcext:value-type="float">
            <text:p>4.636E-02</text:p>
          </table:table-cell>
          <table:table-cell office:value-type="float" office:value="0.00000427" calcext:value-type="float">
            <text:p>4.270E-06</text:p>
          </table:table-cell>
          <table:table-cell office:value-type="float" office:value="0.04646" calcext:value-type="float">
            <text:p>4.646E-02</text:p>
          </table:table-cell>
          <table:table-cell office:value-type="float" office:value="6.224E+051" calcext:value-type="float">
            <text:p>6.224E+51</text:p>
          </table:table-cell>
          <table:table-cell office:value-type="float" office:value="0.04636" calcext:value-type="float">
            <text:p>4.636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2158" calcext:value-type="float">
            <text:p>2.158E-02</text:p>
          </table:table-cell>
          <table:table-cell office:value-type="float" office:value="0.04541" calcext:value-type="float">
            <text:p>4.541E-02</text:p>
          </table:table-cell>
          <table:table-cell office:value-type="float" office:value="0.319" calcext:value-type="float">
            <text:p>0.319</text:p>
          </table:table-cell>
          <table:table-cell office:value-type="float" office:value="0.5463" calcext:value-type="float">
            <text:p>5.463E-01</text:p>
          </table:table-cell>
          <table:table-cell office:value-type="float" office:value="0.000004964" calcext:value-type="float">
            <text:p>4.964E-06</text:p>
          </table:table-cell>
          <table:table-cell office:value-type="float" office:value="0.04389" calcext:value-type="float">
            <text:p>4.389E-02</text:p>
          </table:table-cell>
          <table:table-cell office:value-type="float" office:value="0.000004041" calcext:value-type="float">
            <text:p>4.041E-06</text:p>
          </table:table-cell>
          <table:table-cell office:value-type="float" office:value="0.04397" calcext:value-type="float">
            <text:p>4.397E-02</text:p>
          </table:table-cell>
          <table:table-cell office:value-type="float" office:value="5.893E+051" calcext:value-type="float">
            <text:p>5.893E+51</text:p>
          </table:table-cell>
          <table:table-cell office:value-type="float" office:value="0.04389" calcext:value-type="float">
            <text:p>4.389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6" calcext:value-type="float">
            <text:p>12.176</text:p>
          </table:table-cell>
          <table:table-cell office:value-type="float" office:value="12.24" calcext:value-type="float">
            <text:p>12.240</text:p>
          </table:table-cell>
          <table:table-cell office:value-type="float" office:value="0.06406" calcext:value-type="float">
            <text:p>6.406E-02</text:p>
          </table:table-cell>
          <table:table-cell office:value-type="float" office:value="0.1348" calcext:value-type="float">
            <text:p>1.348E-01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16" calcext:value-type="float">
            <text:p>6.816E-01</text:p>
          </table:table-cell>
          <table:table-cell office:value-type="float" office:value="0.00001796" calcext:value-type="float">
            <text:p>1.796E-05</text:p>
          </table:table-cell>
          <table:table-cell office:value-type="float" office:value="0.1588" calcext:value-type="float">
            <text:p>1.588E-01</text:p>
          </table:table-cell>
          <table:table-cell office:value-type="float" office:value="0.0000146" calcext:value-type="float">
            <text:p>1.460E-05</text:p>
          </table:table-cell>
          <table:table-cell office:value-type="float" office:value="0.1589" calcext:value-type="float">
            <text:p>1.589E-01</text:p>
          </table:table-cell>
          <table:table-cell office:value-type="float" office:value="2.132E+052" calcext:value-type="float">
            <text:p>2.132E+52</text:p>
          </table:table-cell>
          <table:table-cell office:value-type="float" office:value="0.1588" calcext:value-type="float">
            <text:p>1.588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4" calcext:value-type="float">
            <text:p>12.144</text:p>
          </table:table-cell>
          <table:table-cell office:value-type="float" office:value="12.175" calcext:value-type="float">
            <text:p>12.175</text:p>
          </table:table-cell>
          <table:table-cell office:value-type="float" office:value="0.0309" calcext:value-type="float">
            <text:p>3.090E-02</text:p>
          </table:table-cell>
          <table:table-cell office:value-type="float" office:value="0.06501" calcext:value-type="float">
            <text:p>6.501E-02</text:p>
          </table:table-cell>
          <table:table-cell office:value-type="float" office:value="0.436" calcext:value-type="float">
            <text:p>0.436</text:p>
          </table:table-cell>
          <table:table-cell office:value-type="float" office:value="0.7472" calcext:value-type="float">
            <text:p>7.472E-01</text:p>
          </table:table-cell>
          <table:table-cell office:value-type="float" office:value="0.00001044" calcext:value-type="float">
            <text:p>1.044E-05</text:p>
          </table:table-cell>
          <table:table-cell office:value-type="float" office:value="0.0923" calcext:value-type="float">
            <text:p>9.230E-02</text:p>
          </table:table-cell>
          <table:table-cell office:value-type="float" office:value="0.000008481" calcext:value-type="float">
            <text:p>8.481E-06</text:p>
          </table:table-cell>
          <table:table-cell office:value-type="float" office:value="0.09228" calcext:value-type="float">
            <text:p>9.228E-02</text:p>
          </table:table-cell>
          <table:table-cell office:value-type="float" office:value="1.239E+052" calcext:value-type="float">
            <text:p>1.239E+52</text:p>
          </table:table-cell>
          <table:table-cell office:value-type="float" office:value="0.0923" calcext:value-type="float">
            <text:p>9.230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4" calcext:value-type="float">
            <text:p>12.114</text:p>
          </table:table-cell>
          <table:table-cell office:value-type="float" office:value="12.144" calcext:value-type="float">
            <text:p>12.144</text:p>
          </table:table-cell>
          <table:table-cell office:value-type="float" office:value="0.02982" calcext:value-type="float">
            <text:p>2.982E-02</text:p>
          </table:table-cell>
          <table:table-cell office:value-type="float" office:value="0.06275" calcext:value-type="float">
            <text:p>6.275E-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106" calcext:value-type="float">
            <text:p>8.106E-01</text:p>
          </table:table-cell>
          <table:table-cell office:value-type="float" office:value="0.00001139" calcext:value-type="float">
            <text:p>1.139E-05</text:p>
          </table:table-cell>
          <table:table-cell office:value-type="float" office:value="0.1007" calcext:value-type="float">
            <text:p>1.007E-01</text:p>
          </table:table-cell>
          <table:table-cell office:value-type="float" office:value="0.000009248" calcext:value-type="float">
            <text:p>9.248E-06</text:p>
          </table:table-cell>
          <table:table-cell office:value-type="float" office:value="0.1006" calcext:value-type="float">
            <text:p>1.006E-01</text:p>
          </table:table-cell>
          <table:table-cell office:value-type="float" office:value="1.352E+052" calcext:value-type="float">
            <text:p>1.352E+52</text:p>
          </table:table-cell>
          <table:table-cell office:value-type="float" office:value="0.1007" calcext:value-type="float">
            <text:p>1.007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83" calcext:value-type="float">
            <text:p>12.083</text:p>
          </table:table-cell>
          <table:table-cell office:value-type="float" office:value="12.114" calcext:value-type="float">
            <text:p>12.114</text:p>
          </table:table-cell>
          <table:table-cell office:value-type="float" office:value="0.03127" calcext:value-type="float">
            <text:p>3.127E-02</text:p>
          </table:table-cell>
          <table:table-cell office:value-type="float" office:value="0.06579" calcext:value-type="float">
            <text:p>6.579E-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71" calcext:value-type="float">
            <text:p>8.771E-01</text:p>
          </table:table-cell>
          <table:table-cell office:value-type="float" office:value="0.00001347" calcext:value-type="float">
            <text:p>1.347E-05</text:p>
          </table:table-cell>
          <table:table-cell office:value-type="float" office:value="0.1191" calcext:value-type="float">
            <text:p>1.191E-01</text:p>
          </table:table-cell>
          <table:table-cell office:value-type="float" office:value="0.00001092" calcext:value-type="float">
            <text:p>1.092E-05</text:p>
          </table:table-cell>
          <table:table-cell office:value-type="float" office:value="0.1189" calcext:value-type="float">
            <text:p>1.189E-01</text:p>
          </table:table-cell>
          <table:table-cell office:value-type="float" office:value="1.599E+052" calcext:value-type="float">
            <text:p>1.599E+52</text:p>
          </table:table-cell>
          <table:table-cell office:value-type="float" office:value="0.1191" calcext:value-type="float">
            <text:p>1.191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8" calcext:value-type="float">
            <text:p>12.048</text:p>
          </table:table-cell>
          <table:table-cell office:value-type="float" office:value="12.083" calcext:value-type="float">
            <text:p>12.083</text:p>
          </table:table-cell>
          <table:table-cell office:value-type="float" office:value="0.0346" calcext:value-type="float">
            <text:p>3.460E-02</text:p>
          </table:table-cell>
          <table:table-cell office:value-type="float" office:value="0.0728" calcext:value-type="float">
            <text:p>7.280E-02</text:p>
          </table:table-cell>
          <table:table-cell office:value-type="float" office:value="0.555" calcext:value-type="float">
            <text:p>0.555</text:p>
          </table:table-cell>
          <table:table-cell office:value-type="float" office:value="0.9507" calcext:value-type="float">
            <text:p>9.507E-01</text:p>
          </table:table-cell>
          <table:table-cell office:value-type="float" office:value="0.00001686" calcext:value-type="float">
            <text:p>1.686E-05</text:p>
          </table:table-cell>
          <table:table-cell office:value-type="float" office:value="0.1491" calcext:value-type="float">
            <text:p>1.491E-01</text:p>
          </table:table-cell>
          <table:table-cell office:value-type="float" office:value="0.00001367" calcext:value-type="float">
            <text:p>1.367E-05</text:p>
          </table:table-cell>
          <table:table-cell office:value-type="float" office:value="0.1488" calcext:value-type="float">
            <text:p>1.488E-01</text:p>
          </table:table-cell>
          <table:table-cell office:value-type="float" office:value="2.002E+052" calcext:value-type="float">
            <text:p>2.002E+52</text:p>
          </table:table-cell>
          <table:table-cell office:value-type="float" office:value="0.1491" calcext:value-type="float">
            <text:p>1.491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48" calcext:value-type="float">
            <text:p>12.048</text:p>
          </table:table-cell>
          <table:table-cell office:value-type="float" office:value="0.02303" calcext:value-type="float">
            <text:p>2.303E-02</text:p>
          </table:table-cell>
          <table:table-cell office:value-type="float" office:value="0.04845" calcext:value-type="float">
            <text:p>4.845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1255" calcext:value-type="float">
            <text:p>1.255E-05</text:p>
          </table:table-cell>
          <table:table-cell office:value-type="float" office:value="0.1109" calcext:value-type="float">
            <text:p>1.109E-01</text:p>
          </table:table-cell>
          <table:table-cell office:value-type="float" office:value="0.00001017" calcext:value-type="float">
            <text:p>1.017E-05</text:p>
          </table:table-cell>
          <table:table-cell office:value-type="float" office:value="0.1106" calcext:value-type="float">
            <text:p>1.106E-01</text:p>
          </table:table-cell>
          <table:table-cell office:value-type="float" office:value="1.49E+052" calcext:value-type="float">
            <text:p>1.490E+52</text:p>
          </table:table-cell>
          <table:table-cell office:value-type="float" office:value="0.1109" calcext:value-type="float">
            <text:p>1.109E-01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4" calcext:value-type="float">
            <text:p>9.204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6" calcext:value-type="float">
            <text:p>9.160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54" calcext:value-type="float">
            <text:p>3.054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74" calcext:value-type="float">
            <text:p>3.074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54" calcext:value-type="float">
            <text:p>3.054E-04</text:p>
          </table:table-cell>
          <table:table-cell table:number-columns-repeated="2"/>
          <table:table-cell office:value-type="float" office:value="0.0000907" calcext:value-type="float">
            <text:p>9.070E-05</text:p>
          </table:table-cell>
          <table:table-cell office:value-type="float" office:value="0.00006478" calcext:value-type="float">
            <text:p>6.478E-05</text:p>
          </table:table-cell>
          <table:table-cell office:value-type="float" office:value="0.4752" calcext:value-type="float">
            <text:p>4.752E-01</text:p>
          </table:table-cell>
          <table:table-cell office:value-type="float" office:value="0.03802" calcext:value-type="float">
            <text:p>3.802E-02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7" calcext:value-type="float">
            <text:p>5.837E-01</text:p>
          </table:table-cell>
          <table:table-cell office:value-type="float" office:value="1.325E+053" calcext:value-type="float">
            <text:p>1.325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7" calcext:value-type="float">
            <text:p>9.670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5" calcext:value-type="float">
            <text:p>1.055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53" calcext:value-type="float">
            <text:p>1.153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6" calcext:value-type="float">
            <text:p>1.160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53" calcext:value-type="float">
            <text:p>1.153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3" calcext:value-type="float">
            <text:p>5.730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82" calcext:value-type="float">
            <text:p>1.382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9" calcext:value-type="float">
            <text:p>1.390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82" calcext:value-type="float">
            <text:p>1.382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1" calcext:value-type="float">
            <text:p>1.091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106" calcext:value-type="float">
            <text:p>4.106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125" calcext:value-type="float">
            <text:p>4.125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106" calcext:value-type="float">
            <text:p>4.106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2" calcext:value-type="float">
            <text:p>1.212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7" calcext:value-type="float">
            <text:p>3.927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95" calcext:value-type="float">
            <text:p>6.950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6974" calcext:value-type="float">
            <text:p>6.974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95" calcext:value-type="float">
            <text:p>6.95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4" calcext:value-type="float">
            <text:p>5.040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791" calcext:value-type="float">
            <text:p>8.791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812" calcext:value-type="float">
            <text:p>8.812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791" calcext:value-type="float">
            <text:p>8.791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6" calcext:value-type="float">
            <text:p>1.346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8" calcext:value-type="float">
            <text:p>5.178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56" calcext:value-type="float">
            <text:p>1.256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58" calcext:value-type="float">
            <text:p>1.258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56" calcext:value-type="float">
            <text:p>1.256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8" calcext:value-type="float">
            <text:p>12.218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485" calcext:value-type="float">
            <text:p>3.485E-02</text:p>
          </table:table-cell>
          <table:table-cell office:value-type="float" office:value="0.07333" calcext:value-type="float">
            <text:p>7.333E-02</text:p>
          </table:table-cell>
          <table:table-cell office:value-type="float" office:value="0.345" calcext:value-type="float">
            <text:p>0.345</text:p>
          </table:table-cell>
          <table:table-cell office:value-type="float" office:value="0.5915" calcext:value-type="float">
            <text:p>5.915E-01</text:p>
          </table:table-cell>
          <table:table-cell office:value-type="float" office:value="0.000008321" calcext:value-type="float">
            <text:p>8.321E-06</text:p>
          </table:table-cell>
          <table:table-cell office:value-type="float" office:value="0.07455" calcext:value-type="float">
            <text:p>7.455E-02</text:p>
          </table:table-cell>
          <table:table-cell office:value-type="float" office:value="0.000006771" calcext:value-type="float">
            <text:p>6.771E-06</text:p>
          </table:table-cell>
          <table:table-cell office:value-type="float" office:value="0.07465" calcext:value-type="float">
            <text:p>7.465E-02</text:p>
          </table:table-cell>
          <table:table-cell office:value-type="float" office:value="9.879E+051" calcext:value-type="float">
            <text:p>9.879E+51</text:p>
          </table:table-cell>
          <table:table-cell office:value-type="float" office:value="0.07455" calcext:value-type="float">
            <text:p>7.455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1" calcext:value-type="float">
            <text:p>12.171</text:p>
          </table:table-cell>
          <table:table-cell office:value-type="float" office:value="12.218" calcext:value-type="float">
            <text:p>12.218</text:p>
          </table:table-cell>
          <table:table-cell office:value-type="float" office:value="0.0471" calcext:value-type="float">
            <text:p>4.710E-02</text:p>
          </table:table-cell>
          <table:table-cell office:value-type="float" office:value="0.0991" calcext:value-type="float">
            <text:p>9.910E-02</text:p>
          </table:table-cell>
          <table:table-cell office:value-type="float" office:value="0.403" calcext:value-type="float">
            <text:p>0.403</text:p>
          </table:table-cell>
          <table:table-cell office:value-type="float" office:value="0.6912" calcext:value-type="float">
            <text:p>6.912E-01</text:p>
          </table:table-cell>
          <table:table-cell office:value-type="float" office:value="0.00001371" calcext:value-type="float">
            <text:p>1.371E-05</text:p>
          </table:table-cell>
          <table:table-cell office:value-type="float" office:value="0.1228" calcext:value-type="float">
            <text:p>1.228E-01</text:p>
          </table:table-cell>
          <table:table-cell office:value-type="float" office:value="0.00001115" calcext:value-type="float">
            <text:p>1.115E-05</text:p>
          </table:table-cell>
          <table:table-cell office:value-type="float" office:value="0.1229" calcext:value-type="float">
            <text:p>1.229E-01</text:p>
          </table:table-cell>
          <table:table-cell office:value-type="float" office:value="1.628E+052" calcext:value-type="float">
            <text:p>1.628E+52</text:p>
          </table:table-cell>
          <table:table-cell office:value-type="float" office:value="0.1228" calcext:value-type="float">
            <text:p>1.228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2" calcext:value-type="float">
            <text:p>12.142</text:p>
          </table:table-cell>
          <table:table-cell office:value-type="float" office:value="12.171" calcext:value-type="float">
            <text:p>12.171</text:p>
          </table:table-cell>
          <table:table-cell office:value-type="float" office:value="0.02854" calcext:value-type="float">
            <text:p>2.854E-02</text:p>
          </table:table-cell>
          <table:table-cell office:value-type="float" office:value="0.06006" calcext:value-type="float">
            <text:p>6.006E-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7518" calcext:value-type="float">
            <text:p>7.518E-01</text:p>
          </table:table-cell>
          <table:table-cell office:value-type="float" office:value="0.000009676" calcext:value-type="float">
            <text:p>9.676E-06</text:p>
          </table:table-cell>
          <table:table-cell office:value-type="float" office:value="0.0867" calcext:value-type="float">
            <text:p>8.670E-02</text:p>
          </table:table-cell>
          <table:table-cell office:value-type="float" office:value="0.000007861" calcext:value-type="float">
            <text:p>7.861E-06</text:p>
          </table:table-cell>
          <table:table-cell office:value-type="float" office:value="0.08667" calcext:value-type="float">
            <text:p>8.667E-02</text:p>
          </table:table-cell>
          <table:table-cell office:value-type="float" office:value="1.149E+052" calcext:value-type="float">
            <text:p>1.149E+52</text:p>
          </table:table-cell>
          <table:table-cell office:value-type="float" office:value="0.0867" calcext:value-type="float">
            <text:p>8.670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142" calcext:value-type="float">
            <text:p>12.142</text:p>
          </table:table-cell>
          <table:table-cell office:value-type="float" office:value="0.02931" calcext:value-type="float">
            <text:p>2.931E-02</text:p>
          </table:table-cell>
          <table:table-cell office:value-type="float" office:value="0.06168" calcext:value-type="float">
            <text:p>6.168E-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142" calcext:value-type="float">
            <text:p>8.142E-01</text:p>
          </table:table-cell>
          <table:table-cell office:value-type="float" office:value="0.00001118" calcext:value-type="float">
            <text:p>1.118E-05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0908" calcext:value-type="float">
            <text:p>9.080E-06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1.328E+052" calcext:value-type="float">
            <text:p>1.328E+52</text:p>
          </table:table-cell>
          <table:table-cell office:value-type="float" office:value="0.1002" calcext:value-type="float">
            <text:p>1.002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112" calcext:value-type="float">
            <text:p>12.112</text:p>
          </table:table-cell>
          <table:table-cell office:value-type="float" office:value="0.03699" calcext:value-type="float">
            <text:p>3.699E-02</text:p>
          </table:table-cell>
          <table:table-cell office:value-type="float" office:value="0.07784" calcext:value-type="float">
            <text:p>7.784E-02</text:p>
          </table:table-cell>
          <table:table-cell office:value-type="float" office:value="0.521" calcext:value-type="float">
            <text:p>0.521</text:p>
          </table:table-cell>
          <table:table-cell office:value-type="float" office:value="0.8928" calcext:value-type="float">
            <text:p>8.928E-01</text:p>
          </table:table-cell>
          <table:table-cell office:value-type="float" office:value="0.00001603" calcext:value-type="float">
            <text:p>1.603E-05</text:p>
          </table:table-cell>
          <table:table-cell office:value-type="float" office:value="0.1436" calcext:value-type="float">
            <text:p>1.436E-01</text:p>
          </table:table-cell>
          <table:table-cell office:value-type="float" office:value="0.000013" calcext:value-type="float">
            <text:p>1.300E-05</text:p>
          </table:table-cell>
          <table:table-cell office:value-type="float" office:value="0.1434" calcext:value-type="float">
            <text:p>1.434E-01</text:p>
          </table:table-cell>
          <table:table-cell office:value-type="float" office:value="1.903E+052" calcext:value-type="float">
            <text:p>1.903E+52</text:p>
          </table:table-cell>
          <table:table-cell office:value-type="float" office:value="0.1436" calcext:value-type="float">
            <text:p>1.436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51" calcext:value-type="float">
            <text:p>12.051</text:p>
          </table:table-cell>
          <table:table-cell office:value-type="float" office:value="12.075" calcext:value-type="float">
            <text:p>12.075</text:p>
          </table:table-cell>
          <table:table-cell office:value-type="float" office:value="0.02457" calcext:value-type="float">
            <text:p>2.457E-02</text:p>
          </table:table-cell>
          <table:table-cell office:value-type="float" office:value="0.05169" calcext:value-type="float">
            <text:p>5.169E-02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53" calcext:value-type="float">
            <text:p>9.453E-01</text:p>
          </table:table-cell>
          <table:table-cell office:value-type="float" office:value="0.00001197" calcext:value-type="float">
            <text:p>1.197E-05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000009706" calcext:value-type="float">
            <text:p>9.706E-06</text:p>
          </table:table-cell>
          <table:table-cell office:value-type="float" office:value="0.107" calcext:value-type="float">
            <text:p>1.070E-01</text:p>
          </table:table-cell>
          <table:table-cell office:value-type="float" office:value="1.421E+052" calcext:value-type="float">
            <text:p>1.421E+52</text:p>
          </table:table-cell>
          <table:table-cell office:value-type="float" office:value="0.1073" calcext:value-type="float">
            <text:p>1.073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9" calcext:value-type="float">
            <text:p>12.029</text:p>
          </table:table-cell>
          <table:table-cell office:value-type="float" office:value="12.05" calcext:value-type="float">
            <text:p>12.050</text:p>
          </table:table-cell>
          <table:table-cell office:value-type="float" office:value="0.02121" calcext:value-type="float">
            <text:p>2.121E-02</text:p>
          </table:table-cell>
          <table:table-cell office:value-type="float" office:value="0.04464" calcext:value-type="float">
            <text:p>4.464E-02</text:p>
          </table:table-cell>
          <table:table-cell office:value-type="float" office:value="0.578" calcext:value-type="float">
            <text:p>0.578</text:p>
          </table:table-cell>
          <table:table-cell office:value-type="float" office:value="0.9907" calcext:value-type="float">
            <text:p>9.907E-01</text:p>
          </table:table-cell>
          <table:table-cell office:value-type="float" office:value="0.00001115" calcext:value-type="float">
            <text:p>1.115E-05</text:p>
          </table:table-cell>
          <table:table-cell office:value-type="float" office:value="0.09994" calcext:value-type="float">
            <text:p>9.994E-02</text:p>
          </table:table-cell>
          <table:table-cell office:value-type="float" office:value="0.000009039" calcext:value-type="float">
            <text:p>9.039E-06</text:p>
          </table:table-cell>
          <table:table-cell office:value-type="float" office:value="0.09966" calcext:value-type="float">
            <text:p>9.966E-02</text:p>
          </table:table-cell>
          <table:table-cell office:value-type="float" office:value="1.324E+052" calcext:value-type="float">
            <text:p>1.324E+52</text:p>
          </table:table-cell>
          <table:table-cell office:value-type="float" office:value="0.09994" calcext:value-type="float">
            <text:p>9.994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00413" calcext:value-type="float">
            <text:p>4.130E-03</text:p>
          </table:table-cell>
          <table:table-cell office:value-type="float" office:value="0.008691" calcext:value-type="float">
            <text:p>8.691E-03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316" calcext:value-type="float">
            <text:p>2.316E-06</text:p>
          </table:table-cell>
          <table:table-cell office:value-type="float" office:value="0.02075" calcext:value-type="float">
            <text:p>2.075E-02</text:p>
          </table:table-cell>
          <table:table-cell office:value-type="float" office:value="0.000001877" calcext:value-type="float">
            <text:p>1.877E-06</text:p>
          </table:table-cell>
          <table:table-cell office:value-type="float" office:value="0.02069" calcext:value-type="float">
            <text:p>2.069E-02</text:p>
          </table:table-cell>
          <table:table-cell office:value-type="float" office:value="2.75E+051" calcext:value-type="float">
            <text:p>2.750E+51</text:p>
          </table:table-cell>
          <table:table-cell office:value-type="float" office:value="0.02075" calcext:value-type="float">
            <text:p>2.075E-02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374" calcext:value-type="float">
            <text:p>4.374E-03</text:p>
          </table:table-cell>
          <table:table-cell office:value-type="float" office:value="0.009201" calcext:value-type="float">
            <text:p>9.201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157" calcext:value-type="float">
            <text:p>9.157E-03</text:p>
          </table:table-cell>
          <table:table-cell office:value-type="float" office:value="0.00000003409" calcext:value-type="float">
            <text:p>3.409E-08</text:p>
          </table:table-cell>
          <table:table-cell office:value-type="float" office:value="0.0003037" calcext:value-type="float">
            <text:p>3.037E-04</text:p>
          </table:table-cell>
          <table:table-cell office:value-type="float" office:value="0.00000002788" calcext:value-type="float">
            <text:p>2.788E-08</text:p>
          </table:table-cell>
          <table:table-cell office:value-type="float" office:value="0.0003057" calcext:value-type="float">
            <text:p>3.057E-04</text:p>
          </table:table-cell>
          <table:table-cell office:value-type="float" office:value="4.047E+049" calcext:value-type="float">
            <text:p>4.047E+49</text:p>
          </table:table-cell>
          <table:table-cell office:value-type="float" office:value="0.0003037" calcext:value-type="float">
            <text:p>3.037E-04</text:p>
          </table:table-cell>
          <table:table-cell table:number-columns-repeated="2"/>
          <table:table-cell office:value-type="float" office:value="0.00009121" calcext:value-type="float">
            <text:p>9.121E-05</text:p>
          </table:table-cell>
          <table:table-cell office:value-type="float" office:value="0.00006515" calcext:value-type="float">
            <text:p>6.515E-05</text:p>
          </table:table-cell>
          <table:table-cell office:value-type="float" office:value="0.4754" calcext:value-type="float">
            <text:p>4.754E-01</text:p>
          </table:table-cell>
          <table:table-cell office:value-type="float" office:value="0.03803" calcext:value-type="float">
            <text:p>3.803E-02</text:p>
          </table:table-cell>
          <table:table-cell office:value-type="float" office:value="0.0001122" calcext:value-type="float">
            <text:p>1.122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9" calcext:value-type="float">
            <text:p>5.839E-01</text:p>
          </table:table-cell>
          <table:table-cell office:value-type="float" office:value="1.333E+053" calcext:value-type="float">
            <text:p>1.333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" calcext:value-type="float">
            <text:p>12.450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96" calcext:value-type="float">
            <text:p>4.596E-02</text:p>
          </table:table-cell>
          <table:table-cell office:value-type="float" office:value="0.09668" calcext:value-type="float">
            <text:p>9.668E-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1287" calcext:value-type="float">
            <text:p>1.287E-06</text:p>
          </table:table-cell>
          <table:table-cell office:value-type="float" office:value="0.01146" calcext:value-type="float">
            <text:p>1.146E-02</text:p>
          </table:table-cell>
          <table:table-cell office:value-type="float" office:value="0.000001052" calcext:value-type="float">
            <text:p>1.052E-06</text:p>
          </table:table-cell>
          <table:table-cell office:value-type="float" office:value="0.01153" calcext:value-type="float">
            <text:p>1.153E-02</text:p>
          </table:table-cell>
          <table:table-cell office:value-type="float" office:value="1.528E+051" calcext:value-type="float">
            <text:p>1.528E+51</text:p>
          </table:table-cell>
          <table:table-cell office:value-type="float" office:value="0.01146" calcext:value-type="float">
            <text:p>1.14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45" calcext:value-type="float">
            <text:p>12.450</text:p>
          </table:table-cell>
          <table:table-cell office:value-type="float" office:value="0.02723" calcext:value-type="float">
            <text:p>2.723E-02</text:p>
          </table:table-cell>
          <table:table-cell office:value-type="float" office:value="0.05729" calcext:value-type="float">
            <text:p>5.729E-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001543" calcext:value-type="float">
            <text:p>1.543E-06</text:p>
          </table:table-cell>
          <table:table-cell office:value-type="float" office:value="0.01375" calcext:value-type="float">
            <text:p>1.375E-02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1382" calcext:value-type="float">
            <text:p>1.382E-02</text:p>
          </table:table-cell>
          <table:table-cell office:value-type="float" office:value="1.832E+051" calcext:value-type="float">
            <text:p>1.832E+51</text:p>
          </table:table-cell>
          <table:table-cell office:value-type="float" office:value="0.01375" calcext:value-type="float">
            <text:p>1.375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7" calcext:value-type="float">
            <text:p>12.370</text:p>
          </table:table-cell>
          <table:table-cell office:value-type="float" office:value="12.422" calcext:value-type="float">
            <text:p>12.422</text:p>
          </table:table-cell>
          <table:table-cell office:value-type="float" office:value="0.05183" calcext:value-type="float">
            <text:p>5.183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715" calcext:value-type="float">
            <text:p>2.715E-01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4083" calcext:value-type="float">
            <text:p>4.083E-02</text:p>
          </table:table-cell>
          <table:table-cell office:value-type="float" office:value="0.000003742" calcext:value-type="float">
            <text:p>3.742E-06</text:p>
          </table:table-cell>
          <table:table-cell office:value-type="float" office:value="0.04102" calcext:value-type="float">
            <text:p>4.102E-02</text:p>
          </table:table-cell>
          <table:table-cell office:value-type="float" office:value="5.441E+051" calcext:value-type="float">
            <text:p>5.441E+51</text:p>
          </table:table-cell>
          <table:table-cell office:value-type="float" office:value="0.04083" calcext:value-type="float">
            <text:p>4.083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3" calcext:value-type="float">
            <text:p>12.313</text:p>
          </table:table-cell>
          <table:table-cell office:value-type="float" office:value="12.37" calcext:value-type="float">
            <text:p>12.370</text:p>
          </table:table-cell>
          <table:table-cell office:value-type="float" office:value="0.05758" calcext:value-type="float">
            <text:p>5.758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926" calcext:value-type="float">
            <text:p>3.926E-01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6911" calcext:value-type="float">
            <text:p>6.911E-02</text:p>
          </table:table-cell>
          <table:table-cell office:value-type="float" office:value="0.000006326" calcext:value-type="float">
            <text:p>6.326E-06</text:p>
          </table:table-cell>
          <table:table-cell office:value-type="float" office:value="0.06935" calcext:value-type="float">
            <text:p>6.935E-02</text:p>
          </table:table-cell>
          <table:table-cell office:value-type="float" office:value="9.209E+051" calcext:value-type="float">
            <text:p>9.209E+51</text:p>
          </table:table-cell>
          <table:table-cell office:value-type="float" office:value="0.06911" calcext:value-type="float">
            <text:p>6.91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0</text:p>
          </table:table-cell>
          <table:table-cell office:value-type="float" office:value="12.313" calcext:value-type="float">
            <text:p>12.313</text:p>
          </table:table-cell>
          <table:table-cell office:value-type="float" office:value="0.05277" calcext:value-type="float">
            <text:p>5.277E-02</text:p>
          </table:table-cell>
          <table:table-cell office:value-type="float" office:value="0.111" calcext:value-type="float">
            <text:p>1.110E-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38" calcext:value-type="float">
            <text:p>5.038E-01</text:p>
          </table:table-cell>
          <table:table-cell office:value-type="float" office:value="0.000009812" calcext:value-type="float">
            <text:p>9.812E-06</text:p>
          </table:table-cell>
          <table:table-cell office:value-type="float" office:value="0.08742" calcext:value-type="float">
            <text:p>8.742E-02</text:p>
          </table:table-cell>
          <table:table-cell office:value-type="float" office:value="0.000007992" calcext:value-type="float">
            <text:p>7.992E-06</text:p>
          </table:table-cell>
          <table:table-cell office:value-type="float" office:value="0.08763" calcext:value-type="float">
            <text:p>8.763E-02</text:p>
          </table:table-cell>
          <table:table-cell office:value-type="float" office:value="1.165E+052" calcext:value-type="float">
            <text:p>1.165E+52</text:p>
          </table:table-cell>
          <table:table-cell office:value-type="float" office:value="0.08742" calcext:value-type="float">
            <text:p>8.742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26" calcext:value-type="float">
            <text:p>12.260</text:p>
          </table:table-cell>
          <table:table-cell office:value-type="float" office:value="0.006395" calcext:value-type="float">
            <text:p>6.395E-03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77" calcext:value-type="float">
            <text:p>5.177E-01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0.01249" calcext:value-type="float">
            <text:p>1.249E-02</text:p>
          </table:table-cell>
          <table:table-cell office:value-type="float" office:value="0.000001141" calcext:value-type="float">
            <text:p>1.141E-06</text:p>
          </table:table-cell>
          <table:table-cell office:value-type="float" office:value="0.01251" calcext:value-type="float">
            <text:p>1.251E-02</text:p>
          </table:table-cell>
          <table:table-cell office:value-type="float" office:value="1.665E+051" calcext:value-type="float">
            <text:p>1.665E+51</text:p>
          </table:table-cell>
          <table:table-cell office:value-type="float" office:value="0.01249" calcext:value-type="float">
            <text:p>1.249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9" calcext:value-type="float">
            <text:p>12.219</text:p>
          </table:table-cell>
          <table:table-cell office:value-type="float" office:value="12.253" calcext:value-type="float">
            <text:p>12.253</text:p>
          </table:table-cell>
          <table:table-cell office:value-type="float" office:value="0.03368" calcext:value-type="float">
            <text:p>3.368E-02</text:p>
          </table:table-cell>
          <table:table-cell office:value-type="float" office:value="0.07085" calcext:value-type="float">
            <text:p>7.085E-02</text:p>
          </table:table-cell>
          <table:table-cell office:value-type="float" office:value="0.344" calcext:value-type="float">
            <text:p>0.344</text:p>
          </table:table-cell>
          <table:table-cell office:value-type="float" office:value="0.5889" calcext:value-type="float">
            <text:p>5.889E-01</text:p>
          </table:table-cell>
          <table:table-cell office:value-type="float" office:value="0.000008024" calcext:value-type="float">
            <text:p>8.024E-06</text:p>
          </table:table-cell>
          <table:table-cell office:value-type="float" office:value="0.07149" calcext:value-type="float">
            <text:p>7.149E-02</text:p>
          </table:table-cell>
          <table:table-cell office:value-type="float" office:value="0.000006529" calcext:value-type="float">
            <text:p>6.529E-06</text:p>
          </table:table-cell>
          <table:table-cell office:value-type="float" office:value="0.07159" calcext:value-type="float">
            <text:p>7.159E-02</text:p>
          </table:table-cell>
          <table:table-cell office:value-type="float" office:value="9.526E+051" calcext:value-type="float">
            <text:p>9.526E+51</text:p>
          </table:table-cell>
          <table:table-cell office:value-type="float" office:value="0.07149" calcext:value-type="float">
            <text:p>7.149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004236" calcext:value-type="float">
            <text:p>4.236E-03</text:p>
          </table:table-cell>
          <table:table-cell office:value-type="float" office:value="0.008911" calcext:value-type="float">
            <text:p>8.911E-03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82" calcext:value-type="float">
            <text:p>5.982E-01</text:p>
          </table:table-cell>
          <table:table-cell office:value-type="float" office:value="0.000001102" calcext:value-type="float">
            <text:p>1.102E-06</text:p>
          </table:table-cell>
          <table:table-cell office:value-type="float" office:value="0.009819" calcext:value-type="float">
            <text:p>9.819E-03</text:p>
          </table:table-cell>
          <table:table-cell office:value-type="float" office:value="0.0000008964" calcext:value-type="float">
            <text:p>8.964E-07</text:p>
          </table:table-cell>
          <table:table-cell office:value-type="float" office:value="0.009828" calcext:value-type="float">
            <text:p>9.828E-03</text:p>
          </table:table-cell>
          <table:table-cell office:value-type="float" office:value="1.308E+051" calcext:value-type="float">
            <text:p>1.308E+51</text:p>
          </table:table-cell>
          <table:table-cell office:value-type="float" office:value="0.009819" calcext:value-type="float">
            <text:p>9.819E-0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14" calcext:value-type="float">
            <text:p>12.214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005667" calcext:value-type="float">
            <text:p>5.667E-04</text:p>
          </table:table-cell>
          <table:table-cell office:value-type="float" office:value="0.001192" calcext:value-type="float">
            <text:p>1.192E-03</text:p>
          </table:table-cell>
          <table:table-cell office:value-type="float" office:value="0.35" calcext:value-type="float">
            <text:p>0.350</text:p>
          </table:table-cell>
          <table:table-cell office:value-type="float" office:value="0.5998" calcext:value-type="float">
            <text:p>5.998E-01</text:p>
          </table:table-cell>
          <table:table-cell office:value-type="float" office:value="0.0000001528" calcext:value-type="float">
            <text:p>1.528E-07</text:p>
          </table:table-cell>
          <table:table-cell office:value-type="float" office:value="0.001361" calcext:value-type="float">
            <text:p>1.361E-03</text:p>
          </table:table-cell>
          <table:table-cell office:value-type="float" office:value="0.0000001242" calcext:value-type="float">
            <text:p>1.242E-07</text:p>
          </table:table-cell>
          <table:table-cell office:value-type="float" office:value="0.001362" calcext:value-type="float">
            <text:p>1.362E-03</text:p>
          </table:table-cell>
          <table:table-cell office:value-type="float" office:value="1.814E+050" calcext:value-type="float">
            <text:p>1.814E+50</text:p>
          </table:table-cell>
          <table:table-cell office:value-type="float" office:value="0.001361" calcext:value-type="float">
            <text:p>1.361E-0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69" calcext:value-type="float">
            <text:p>12.169</text:p>
          </table:table-cell>
          <table:table-cell office:value-type="float" office:value="12.214" calcext:value-type="float">
            <text:p>12.214</text:p>
          </table:table-cell>
          <table:table-cell office:value-type="float" office:value="0.0447" calcext:value-type="float">
            <text:p>4.470E-02</text:p>
          </table:table-cell>
          <table:table-cell office:value-type="float" office:value="0.09403" calcext:value-type="float">
            <text:p>9.403E-02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44" calcext:value-type="float">
            <text:p>6.944E-01</text:p>
          </table:table-cell>
          <table:table-cell office:value-type="float" office:value="0.00001314" calcext:value-type="float">
            <text:p>1.314E-05</text:p>
          </table:table-cell>
          <table:table-cell office:value-type="float" office:value="0.117" calcext:value-type="float">
            <text:p>1.170E-01</text:p>
          </table:table-cell>
          <table:table-cell office:value-type="float" office:value="0.00001068" calcext:value-type="float">
            <text:p>1.068E-05</text:p>
          </table:table-cell>
          <table:table-cell office:value-type="float" office:value="0.1171" calcext:value-type="float">
            <text:p>1.171E-01</text:p>
          </table:table-cell>
          <table:table-cell office:value-type="float" office:value="1.559E+052" calcext:value-type="float">
            <text:p>1.559E+52</text:p>
          </table:table-cell>
          <table:table-cell office:value-type="float" office:value="0.117" calcext:value-type="float">
            <text:p>1.170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43" calcext:value-type="float">
            <text:p>12.143</text:p>
          </table:table-cell>
          <table:table-cell office:value-type="float" office:value="12.169" calcext:value-type="float">
            <text:p>12.169</text:p>
          </table:table-cell>
          <table:table-cell office:value-type="float" office:value="0.02667" calcext:value-type="float">
            <text:p>2.667E-02</text:p>
          </table:table-cell>
          <table:table-cell office:value-type="float" office:value="0.0561" calcext:value-type="float">
            <text:p>5.610E-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7511" calcext:value-type="float">
            <text:p>7.511E-01</text:p>
          </table:table-cell>
          <table:table-cell office:value-type="float" office:value="0.000009025" calcext:value-type="float">
            <text:p>9.025E-06</text:p>
          </table:table-cell>
          <table:table-cell office:value-type="float" office:value="0.08041" calcext:value-type="float">
            <text:p>8.041E-02</text:p>
          </table:table-cell>
          <table:table-cell office:value-type="float" office:value="0.000007331" calcext:value-type="float">
            <text:p>7.331E-06</text:p>
          </table:table-cell>
          <table:table-cell office:value-type="float" office:value="0.08038" calcext:value-type="float">
            <text:p>8.038E-02</text:p>
          </table:table-cell>
          <table:table-cell office:value-type="float" office:value="1.071E+052" calcext:value-type="float">
            <text:p>1.071E+52</text:p>
          </table:table-cell>
          <table:table-cell office:value-type="float" office:value="0.08041" calcext:value-type="float">
            <text:p>8.041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24" calcext:value-type="float">
            <text:p>12.124</text:p>
          </table:table-cell>
          <table:table-cell office:value-type="float" office:value="12.142" calcext:value-type="float">
            <text:p>12.142</text:p>
          </table:table-cell>
          <table:table-cell office:value-type="float" office:value="0.01806" calcext:value-type="float">
            <text:p>1.806E-02</text:p>
          </table:table-cell>
          <table:table-cell office:value-type="float" office:value="0.03799" calcext:value-type="float">
            <text:p>3.799E-02</text:p>
          </table:table-cell>
          <table:table-cell office:value-type="float" office:value="0.461" calcext:value-type="float">
            <text:p>0.461</text:p>
          </table:table-cell>
          <table:table-cell office:value-type="float" office:value="0.7897" calcext:value-type="float">
            <text:p>7.897E-01</text:p>
          </table:table-cell>
          <table:table-cell office:value-type="float" office:value="0.000006698" calcext:value-type="float">
            <text:p>6.698E-06</text:p>
          </table:table-cell>
          <table:table-cell office:value-type="float" office:value="0.05967" calcext:value-type="float">
            <text:p>5.967E-02</text:p>
          </table:table-cell>
          <table:table-cell office:value-type="float" office:value="0.000005438" calcext:value-type="float">
            <text:p>5.438E-06</text:p>
          </table:table-cell>
          <table:table-cell office:value-type="float" office:value="0.05962" calcext:value-type="float">
            <text:p>5.962E-02</text:p>
          </table:table-cell>
          <table:table-cell office:value-type="float" office:value="7.952E+051" calcext:value-type="float">
            <text:p>7.952E+51</text:p>
          </table:table-cell>
          <table:table-cell office:value-type="float" office:value="0.05967" calcext:value-type="float">
            <text:p>5.967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1" calcext:value-type="float">
            <text:p>12.110</text:p>
          </table:table-cell>
          <table:table-cell office:value-type="float" office:value="12.124" calcext:value-type="float">
            <text:p>12.124</text:p>
          </table:table-cell>
          <table:table-cell office:value-type="float" office:value="0.0142" calcext:value-type="float">
            <text:p>1.420E-02</text:p>
          </table:table-cell>
          <table:table-cell office:value-type="float" office:value="0.02987" calcext:value-type="float">
            <text:p>2.987E-02</text:p>
          </table:table-cell>
          <table:table-cell office:value-type="float" office:value="0.479" calcext:value-type="float">
            <text:p>0.479</text:p>
          </table:table-cell>
          <table:table-cell office:value-type="float" office:value="0.8201" calcext:value-type="float">
            <text:p>8.201E-01</text:p>
          </table:table-cell>
          <table:table-cell office:value-type="float" office:value="0.000005647" calcext:value-type="float">
            <text:p>5.647E-06</text:p>
          </table:table-cell>
          <table:table-cell office:value-type="float" office:value="0.05031" calcext:value-type="float">
            <text:p>5.031E-02</text:p>
          </table:table-cell>
          <table:table-cell office:value-type="float" office:value="0.000004583" calcext:value-type="float">
            <text:p>4.583E-06</text:p>
          </table:table-cell>
          <table:table-cell office:value-type="float" office:value="0.05025" calcext:value-type="float">
            <text:p>5.025E-02</text:p>
          </table:table-cell>
          <table:table-cell office:value-type="float" office:value="6.704E+051" calcext:value-type="float">
            <text:p>6.704E+51</text:p>
          </table:table-cell>
          <table:table-cell office:value-type="float" office:value="0.05031" calcext:value-type="float">
            <text:p>5.031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88" calcext:value-type="float">
            <text:p>12.088</text:p>
          </table:table-cell>
          <table:table-cell office:value-type="float" office:value="12.11" calcext:value-type="float">
            <text:p>12.110</text:p>
          </table:table-cell>
          <table:table-cell office:value-type="float" office:value="0.02152" calcext:value-type="float">
            <text:p>2.152E-02</text:p>
          </table:table-cell>
          <table:table-cell office:value-type="float" office:value="0.04528" calcext:value-type="float">
            <text:p>4.528E-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8661" calcext:value-type="float">
            <text:p>8.661E-01</text:p>
          </table:table-cell>
          <table:table-cell office:value-type="float" office:value="0.00000923" calcext:value-type="float">
            <text:p>9.230E-06</text:p>
          </table:table-cell>
          <table:table-cell office:value-type="float" office:value="0.08223" calcext:value-type="float">
            <text:p>8.223E-02</text:p>
          </table:table-cell>
          <table:table-cell office:value-type="float" office:value="0.000007489" calcext:value-type="float">
            <text:p>7.489E-06</text:p>
          </table:table-cell>
          <table:table-cell office:value-type="float" office:value="0.0821" calcext:value-type="float">
            <text:p>8.210E-02</text:p>
          </table:table-cell>
          <table:table-cell office:value-type="float" office:value="1.096E+052" calcext:value-type="float">
            <text:p>1.096E+52</text:p>
          </table:table-cell>
          <table:table-cell office:value-type="float" office:value="0.08223" calcext:value-type="float">
            <text:p>8.223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62" calcext:value-type="float">
            <text:p>12.062</text:p>
          </table:table-cell>
          <table:table-cell office:value-type="float" office:value="12.088" calcext:value-type="float">
            <text:p>12.088</text:p>
          </table:table-cell>
          <table:table-cell office:value-type="float" office:value="0.02526" calcext:value-type="float">
            <text:p>2.526E-02</text:p>
          </table:table-cell>
          <table:table-cell office:value-type="float" office:value="0.05315" calcext:value-type="float">
            <text:p>5.315E-02</text:p>
          </table:table-cell>
          <table:table-cell office:value-type="float" office:value="0.537" calcext:value-type="float">
            <text:p>0.537</text:p>
          </table:table-cell>
          <table:table-cell office:value-type="float" office:value="0.92" calcext:value-type="float">
            <text:p>9.200E-01</text:p>
          </table:table-cell>
          <table:table-cell office:value-type="float" office:value="0.00001183" calcext:value-type="float">
            <text:p>1.183E-05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09596" calcext:value-type="float">
            <text:p>9.596E-06</text:p>
          </table:table-cell>
          <table:table-cell office:value-type="float" office:value="0.1052" calcext:value-type="float">
            <text:p>1.052E-01</text:p>
          </table:table-cell>
          <table:table-cell office:value-type="float" office:value="1.405E+052" calcext:value-type="float">
            <text:p>1.405E+52</text:p>
          </table:table-cell>
          <table:table-cell office:value-type="float" office:value="0.1054" calcext:value-type="float">
            <text:p>1.054E-0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41" calcext:value-type="float">
            <text:p>12.041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02117" calcext:value-type="float">
            <text:p>2.117E-02</text:p>
          </table:table-cell>
          <table:table-cell office:value-type="float" office:value="0.04453" calcext:value-type="float">
            <text:p>4.453E-02</text:p>
          </table:table-cell>
          <table:table-cell office:value-type="float" office:value="0.564" calcext:value-type="float">
            <text:p>0.564</text:p>
          </table:table-cell>
          <table:table-cell office:value-type="float" office:value="0.9653" calcext:value-type="float">
            <text:p>9.653E-01</text:p>
          </table:table-cell>
          <table:table-cell office:value-type="float" office:value="0.00001079" calcext:value-type="float">
            <text:p>1.079E-05</text:p>
          </table:table-cell>
          <table:table-cell office:value-type="float" office:value="0.09612" calcext:value-type="float">
            <text:p>9.612E-02</text:p>
          </table:table-cell>
          <table:table-cell office:value-type="float" office:value="0.000008744" calcext:value-type="float">
            <text:p>8.744E-06</text:p>
          </table:table-cell>
          <table:table-cell office:value-type="float" office:value="0.09587" calcext:value-type="float">
            <text:p>9.587E-02</text:p>
          </table:table-cell>
          <table:table-cell office:value-type="float" office:value="1.281E+052" calcext:value-type="float">
            <text:p>1.281E+52</text:p>
          </table:table-cell>
          <table:table-cell office:value-type="float" office:value="0.09612" calcext:value-type="float">
            <text:p>9.612E-0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33" calcext:value-type="float">
            <text:p>12.033</text:p>
          </table:table-cell>
          <table:table-cell office:value-type="float" office:value="12.041" calcext:value-type="float">
            <text:p>12.041</text:p>
          </table:table-cell>
          <table:table-cell office:value-type="float" office:value="0.008254" calcext:value-type="float">
            <text:p>8.254E-03</text:p>
          </table:table-cell>
          <table:table-cell office:value-type="float" office:value="0.01736" calcext:value-type="float">
            <text:p>1.736E-02</text:p>
          </table:table-cell>
          <table:table-cell office:value-type="float" office:value="0.574" calcext:value-type="float">
            <text:p>0.574</text:p>
          </table:table-cell>
          <table:table-cell office:value-type="float" office:value="0.9833" calcext:value-type="float">
            <text:p>9.833E-01</text:p>
          </table:table-cell>
          <table:table-cell office:value-type="float" office:value="0.000004571" calcext:value-type="float">
            <text:p>4.571E-06</text:p>
          </table:table-cell>
          <table:table-cell office:value-type="float" office:value="0.04073" calcext:value-type="float">
            <text:p>4.073E-02</text:p>
          </table:table-cell>
          <table:table-cell office:value-type="float" office:value="0.000003704" calcext:value-type="float">
            <text:p>3.704E-06</text:p>
          </table:table-cell>
          <table:table-cell office:value-type="float" office:value="0.04061" calcext:value-type="float">
            <text:p>4.061E-02</text:p>
          </table:table-cell>
          <table:table-cell office:value-type="float" office:value="5.427E+051" calcext:value-type="float">
            <text:p>5.427E+51</text:p>
          </table:table-cell>
          <table:table-cell office:value-type="float" office:value="0.04073" calcext:value-type="float">
            <text:p>4.073E-0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2.032" calcext:value-type="float">
            <text:p>12.032</text:p>
          </table:table-cell>
          <table:table-cell office:value-type="float" office:value="0.0005301" calcext:value-type="float">
            <text:p>5.301E-04</text:p>
          </table:table-cell>
          <table:table-cell office:value-type="float" office:value="0.001115" calcext:value-type="float">
            <text:p>1.115E-03</text:p>
          </table:table-cell>
          <table:table-cell office:value-type="float" office:value="0.575" calcext:value-type="float">
            <text:p>0.575</text:p>
          </table:table-cell>
          <table:table-cell office:value-type="float" office:value="0.985" calcext:value-type="float">
            <text:p>9.850E-01</text:p>
          </table:table-cell>
          <table:table-cell office:value-type="float" office:value="0.0000003016" calcext:value-type="float">
            <text:p>3.016E-07</text:p>
          </table:table-cell>
          <table:table-cell office:value-type="float" office:value="0.002687" calcext:value-type="float">
            <text:p>2.687E-03</text:p>
          </table:table-cell>
          <table:table-cell office:value-type="float" office:value="0.0000002443" calcext:value-type="float">
            <text:p>2.443E-07</text:p>
          </table:table-cell>
          <table:table-cell office:value-type="float" office:value="0.002679" calcext:value-type="float">
            <text:p>2.679E-03</text:p>
          </table:table-cell>
          <table:table-cell office:value-type="float" office:value="3.58E+050" calcext:value-type="float">
            <text:p>3.580E+50</text:p>
          </table:table-cell>
          <table:table-cell office:value-type="float" office:value="0.002687" calcext:value-type="float">
            <text:p>2.687E-0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31" calcext:value-type="float">
            <text:p>12.031</text:p>
          </table:table-cell>
          <table:table-cell office:value-type="float" office:value="0.003687" calcext:value-type="float">
            <text:p>3.687E-03</text:p>
          </table:table-cell>
          <table:table-cell office:value-type="float" office:value="0.007755" calcext:value-type="float">
            <text:p>7.755E-03</text:p>
          </table:table-cell>
          <table:table-cell office:value-type="float" office:value="0.58" calcext:value-type="float">
            <text:p>0.580</text:p>
          </table:table-cell>
          <table:table-cell office:value-type="float" office:value="0.9933" calcext:value-type="float">
            <text:p>9.933E-01</text:p>
          </table:table-cell>
          <table:table-cell office:value-type="float" office:value="0.000002141" calcext:value-type="float">
            <text:p>2.141E-06</text:p>
          </table:table-cell>
          <table:table-cell office:value-type="float" office:value="0.01907" calcext:value-type="float">
            <text:p>1.907E-02</text:p>
          </table:table-cell>
          <table:table-cell office:value-type="float" office:value="0.000001734" calcext:value-type="float">
            <text:p>1.734E-06</text:p>
          </table:table-cell>
          <table:table-cell office:value-type="float" office:value="0.01901" calcext:value-type="float">
            <text:p>1.901E-02</text:p>
          </table:table-cell>
          <table:table-cell office:value-type="float" office:value="2.541E+051" calcext:value-type="float">
            <text:p>2.541E+51</text:p>
          </table:table-cell>
          <table:table-cell office:value-type="float" office:value="0.01907" calcext:value-type="float">
            <text:p>1.907E-0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28" calcext:value-type="float">
            <text:p>12.028</text:p>
          </table:table-cell>
          <table:table-cell office:value-type="float" office:value="0.002892" calcext:value-type="float">
            <text:p>2.892E-03</text:p>
          </table:table-cell>
          <table:table-cell office:value-type="float" office:value="0.006084" calcext:value-type="float">
            <text:p>6.084E-03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1715" calcext:value-type="float">
            <text:p>1.715E-06</text:p>
          </table:table-cell>
          <table:table-cell office:value-type="float" office:value="0.01528" calcext:value-type="float">
            <text:p>1.528E-02</text:p>
          </table:table-cell>
          <table:table-cell office:value-type="float" office:value="0.000001389" calcext:value-type="float">
            <text:p>1.389E-06</text:p>
          </table:table-cell>
          <table:table-cell office:value-type="float" office:value="0.01523" calcext:value-type="float">
            <text:p>1.523E-02</text:p>
          </table:table-cell>
          <table:table-cell office:value-type="float" office:value="2.036E+051" calcext:value-type="float">
            <text:p>2.036E+51</text:p>
          </table:table-cell>
          <table:table-cell office:value-type="float" office:value="0.01528" calcext:value-type="float">
            <text:p>1.528E-02</text:p>
          </table:table-cell>
          <table:table-cell table:number-columns-repeated="10"/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24:12.012588727</meta:creation-date>
    <meta:generator>LibreOffice/7.3.7.2$Linux_X86_64 LibreOffice_project/30$Build-2</meta:generator>
    <dc:date>2023-10-24T22:09:36.650036664</dc:date>
    <meta:editing-duration>PT19M39S</meta:editing-duration>
    <meta:editing-cycles>5</meta:editing-cycles>
    <meta:document-statistic meta:table-count="9" meta:cell-count="2094" meta:object-count="0"/>
  </office:meta>
</office:document-meta>
</file>